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draw:marker-start-width="0.266cm" draw:marker-end-width="0.266cm" draw:textarea-horizontal-align="justify" draw:textarea-vertical-align="middle" draw:auto-grow-height="false" fo:padding-top="0.138cm" fo:padding-bottom="0.138cm" fo:padding-left="0.263cm" fo:padding-right="0.263cm"/>
    </style:style>
    <style:style style:name="gr2" style:family="graphic" style:parent-style-name="standard">
      <style:graphic-properties svg:stroke-width="0.025cm" svg:stroke-color="#3465a4" draw:marker-start-width="0.266cm" draw:marker-end-width="0.266cm" draw:textarea-vertical-align="middle" fo:padding-top="0.138cm" fo:padding-bottom="0.138cm" fo:padding-left="0.263cm" fo:padding-right="0.263cm"/>
    </style:style>
    <style:style style:name="gr3" style:family="graphic" style:parent-style-name="standard">
      <style:graphic-properties svg:stroke-width="0.025cm" draw:marker-start-width="0.266cm" draw:marker-end-width="0.266cm" draw:textarea-vertical-align="middle" fo:padding-top="0.138cm" fo:padding-bottom="0.138cm" fo:padding-left="0.263cm" fo:padding-right="0.263cm"/>
    </style:style>
    <style:style style:name="gr4" style:family="graphic" style:parent-style-name="standard">
      <style:graphic-properties svg:stroke-width="0.025cm" svg:stroke-color="#ff420e" draw:marker-start-width="0.266cm" draw:marker-end-width="0.266cm" draw:fill="solid" draw:fill-color="#ff420e" draw:textarea-vertical-align="middle" fo:padding-top="0.138cm" fo:padding-bottom="0.138cm" fo:padding-left="0.263cm" fo:padding-right="0.263cm"/>
    </style:style>
    <style:style style:name="gr5" style:family="graphic" style:parent-style-name="objectwithoutfill">
      <style:graphic-properties svg:stroke-width="0.025cm" svg:stroke-color="#333333" draw:marker-start-width="0.266cm" draw:marker-end-width="0.266cm" draw:fill="none" draw:textarea-vertical-align="middle" fo:padding-top="0.138cm" fo:padding-bottom="0.138cm" fo:padding-left="0.263cm" fo:padding-right="0.263cm"/>
    </style:style>
    <style:style style:name="gr6" style:family="graphic" style:parent-style-name="standard">
      <style:graphic-properties svg:stroke-width="0.025cm" svg:stroke-color="#3465a4" draw:marker-start-width="0.266cm" draw:marker-end-width="0.266cm" draw:fill="solid" draw:fill-color="#ff420e" draw:textarea-vertical-align="middle" fo:padding-top="0.138cm" fo:padding-bottom="0.138cm" fo:padding-left="0.263cm" fo:padding-right="0.263cm"/>
    </style:style>
    <style:style style:name="gr7" style:family="graphic" style:parent-style-name="standard">
      <style:graphic-properties svg:stroke-width="0.025cm" svg:stroke-color="#ff420e" draw:marker-start-width="0.266cm" draw:marker-end-width="0.266cm" draw:textarea-vertical-align="middle" fo:padding-top="0.138cm" fo:padding-bottom="0.138cm" fo:padding-left="0.263cm" fo:padding-right="0.263cm"/>
    </style:style>
    <style:style style:name="gr8" style:family="graphic" style:parent-style-name="objectwithoutfill">
      <style:graphic-properties svg:stroke-width="0.025cm" svg:stroke-color="#3465a4" draw:marker-start-width="0.266cm" draw:marker-end-width="0.266cm" draw:fill="none" draw:textarea-vertical-align="middle" fo:padding-top="0.138cm" fo:padding-bottom="0.138cm" fo:padding-left="0.263cm" fo:padding-right="0.263cm"/>
    </style:style>
    <style:style style:name="gr9" style:family="graphic" style:parent-style-name="objectwithoutfill">
      <style:graphic-properties svg:stroke-width="0.025cm" svg:stroke-color="#ff420e" draw:marker-start-width="0.266cm" draw:marker-end-width="0.266cm" draw:fill="none" draw:textarea-vertical-align="middle" fo:padding-top="0.138cm" fo:padding-bottom="0.138cm" fo:padding-left="0.263cm" fo:padding-right="0.263cm"/>
    </style:style>
    <style:style style:name="gr10" style:family="graphic" style:parent-style-name="standard">
      <style:graphic-properties svg:stroke-width="0.025cm" svg:stroke-color="#333333" draw:marker-start-width="0.266cm" draw:marker-end-width="0.266cm" draw:textarea-horizontal-align="justify" draw:textarea-vertical-align="middle" draw:auto-grow-height="false" fo:padding-top="0.138cm" fo:padding-bottom="0.138cm" fo:padding-left="0.263cm" fo:padding-right="0.263cm"/>
    </style:style>
    <style:style style:name="gr11" style:family="graphic" style:parent-style-name="objectwithoutfill">
      <style:graphic-properties svg:stroke-width="0.025cm" svg:stroke-color="#333333" draw:fill="none" draw:textarea-vertical-align="middle" fo:padding-top="0.137cm" fo:padding-bottom="0.137cm" fo:padding-left="0.262cm" fo:padding-right="0.262cm"/>
    </style:style>
    <style:style style:name="gr12" style:family="graphic" style:parent-style-name="objectwithoutfill">
      <style:graphic-properties svg:stroke-width="0.025cm" svg:stroke-color="#3465a4" draw:fill="none" draw:textarea-vertical-align="middle" fo:padding-top="0.137cm" fo:padding-bottom="0.137cm" fo:padding-left="0.262cm" fo:padding-right="0.262cm"/>
    </style:style>
    <style:style style:name="gr13" style:family="graphic" style:parent-style-name="objectwithoutfill">
      <style:graphic-properties svg:stroke-width="0.025cm" svg:stroke-color="#ff420e" draw:fill="none" draw:textarea-vertical-align="middle" fo:padding-top="0.137cm" fo:padding-bottom="0.137cm" fo:padding-left="0.262cm" fo:padding-right="0.262cm"/>
    </style:style>
    <style:style style:name="gr14" style:family="graphic" style:parent-style-name="objectwithoutfill">
      <style:graphic-properties svg:stroke-color="#ff420e" draw:fill="none" draw:textarea-vertical-align="middle"/>
    </style:style>
    <style:style style:name="gr15" style:family="graphic" style:parent-style-name="objectwithoutfill">
      <style:graphic-properties svg:stroke-color="#3465a4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381cm"/>
    </style:style>
    <style:style style:name="gr17" style:family="graphic" style:parent-style-name="standard">
      <style:graphic-properties draw:stroke="none" svg:stroke-color="#000000" draw:fill="none" draw:fill-color="#ffffff" fo:min-height="2.66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8pt" style:font-size-complex="18pt"/>
    </style:style>
    <style:style style:name="T1" style:family="text">
      <style:text-properties fo:font-size="13pt" style:font-size-asian="18pt" style:font-size-complex="18pt"/>
    </style:style>
    <style:style style:name="T2" style:family="text">
      <style:text-properties fo:color="#ff333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36" draw:id="id236" draw:layer="layout" svg:width="0.508cm" svg:height="0.508cm" svg:x="7.829cm" svg:y="13.192cm">
          <text:p text:style-name="P1"><text:span text:style-name="T1">h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37" draw:id="id237" draw:layer="layout" svg:width="0.508cm" svg:height="0.508cm" svg:x="9.353cm" svg:y="11.668cm">
          <text:p text:style-name="P1"><text:span text:style-name="T1">h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30" draw:id="id230" draw:layer="layout" svg:width="0.508cm" svg:height="0.508cm" svg:x="15.703cm" svg:y="17.637cm">
          <text:p text:style-name="P1"><text:span text:style-name="T1">h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28" draw:id="id228" draw:layer="layout" svg:width="0.508cm" svg:height="0.508cm" svg:x="15.703cm" svg:y="13.446cm">
          <text:p text:style-name="P1"><text:span text:style-name="T1">h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31" draw:id="id231" draw:layer="layout" svg:width="0.508cm" svg:height="0.508cm" svg:x="13.925cm" svg:y="19.415cm">
          <text:p text:style-name="P1"><text:span text:style-name="T1">h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34" draw:id="id234" draw:layer="layout" svg:width="0.508cm" svg:height="0.508cm" svg:x="7.702cm" svg:y="17.637cm">
          <text:p text:style-name="P1"><text:span text:style-name="T1">h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27" draw:id="id227" draw:layer="layout" svg:width="0.508cm" svg:height="0.508cm" svg:x="14.179cm" svg:y="11.795cm">
          <text:p text:style-name="P1"><text:span text:style-name="T1">h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33" draw:id="id233" draw:layer="layout" svg:width="0.508cm" svg:height="0.508cm" svg:x="9.353cm" svg:y="19.415cm">
          <text:p text:style-name="P1"><text:span text:style-name="T1">h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29" draw:id="id229" draw:layer="layout" svg:width="0.508cm" svg:height="0.508cm" svg:x="16.211cm" svg:y="15.605cm">
          <text:p text:style-name="P1"><text:span text:style-name="T1">h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35" draw:id="id235" draw:layer="layout" svg:width="0.508cm" svg:height="0.508cm" svg:x="7.194cm" svg:y="15.478cm">
          <text:p text:style-name="P1"><text:span text:style-name="T1">h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38" draw:id="id238" draw:layer="layout" svg:width="0.508cm" svg:height="0.508cm" svg:x="11.766cm" svg:y="11.033cm">
          <text:p text:style-name="P1"><text:span text:style-name="T1">h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32" draw:id="id232" draw:layer="layout" svg:width="0.508cm" svg:height="0.508cm" svg:x="11.639cm" svg:y="20.05cm">
          <text:p text:style-name="P1"><text:span text:style-name="T1">h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5" draw:id="id65" draw:layer="layout" svg:width="0.508cm" svg:height="0.508cm" svg:x="11.004cm" svg:y="9.636cm">
          <text:p text:style-name="P1"><text:span text:style-name="T1">6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4" draw:id="id64" draw:layer="layout" svg:width="0.508cm" svg:height="0.508cm" svg:x="10.369cm" svg:y="9.763cm">
          <text:p text:style-name="P1"><text:span text:style-name="T1">5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3" draw:id="id63" draw:layer="layout" svg:width="0.508cm" svg:height="0.508cm" svg:x="9.734cm" svg:y="9.89cm">
          <text:p text:style-name="P1"><text:span text:style-name="T1">5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2" draw:id="id62" draw:layer="layout" svg:width="0.508cm" svg:height="0.508cm" svg:x="9.099cm" svg:y="10.144cm">
          <text:p text:style-name="P1"><text:span text:style-name="T1">5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0" draw:id="id60" draw:layer="layout" svg:width="0.508cm" svg:height="0.508cm" svg:x="8.083cm" svg:y="10.652cm">
          <text:p text:style-name="P1"><text:span text:style-name="T1">5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9" draw:id="id59" draw:layer="layout" svg:width="0.508cm" svg:height="0.508cm" svg:x="7.575cm" svg:y="11.033cm">
          <text:p text:style-name="P1"><text:span text:style-name="T1">5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8" draw:id="id58" draw:layer="layout" svg:width="0.508cm" svg:height="0.508cm" svg:x="7.067cm" svg:y="11.414cm">
          <text:p text:style-name="P1"><text:span text:style-name="T1">5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7" draw:id="id57" draw:layer="layout" svg:width="0.508cm" svg:height="0.508cm" svg:x="6.686cm" svg:y="11.922cm">
          <text:p text:style-name="P1"><text:span text:style-name="T1">5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5" draw:id="id55" draw:layer="layout" svg:width="0.508cm" svg:height="0.508cm" svg:x="5.924cm" svg:y="13.065cm">
          <text:p text:style-name="P1"><text:span text:style-name="T1">5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4" draw:id="id54" draw:layer="layout" svg:width="0.508cm" svg:height="0.508cm" svg:x="5.67cm" svg:y="13.7cm">
          <text:p text:style-name="P1"><text:span text:style-name="T1">4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3" draw:id="id53" draw:layer="layout" svg:width="0.508cm" svg:height="0.508cm" svg:x="5.543cm" svg:y="14.335cm">
          <text:p text:style-name="P1"><text:span text:style-name="T1">4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2" draw:id="id52" draw:layer="layout" svg:width="0.508cm" svg:height="0.508cm" svg:x="5.416cm" svg:y="14.97cm">
          <text:p text:style-name="P1"><text:span text:style-name="T1">4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0" draw:id="id50" draw:layer="layout" svg:width="0.508cm" svg:height="0.508cm" svg:x="5.416cm" svg:y="16.113cm">
          <text:p text:style-name="P1"><text:span text:style-name="T1">4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9" draw:id="id49" draw:layer="layout" svg:width="0.508cm" svg:height="0.508cm" svg:x="5.416cm" svg:y="16.748cm">
          <text:p text:style-name="P1"><text:span text:style-name="T1">4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8" draw:id="id48" draw:layer="layout" svg:width="0.508cm" svg:height="0.508cm" svg:x="5.543cm" svg:y="17.256cm">
          <text:p text:style-name="P1"><text:span text:style-name="T1">4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7" draw:id="id47" draw:layer="layout" svg:width="0.508cm" svg:height="0.508cm" svg:x="5.797cm" svg:y="17.891cm">
          <text:p text:style-name="P1"><text:span text:style-name="T1">4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5" draw:id="id45" draw:layer="layout" svg:width="0.508cm" svg:height="0.508cm" svg:x="6.432cm" svg:y="19.161cm">
          <text:p text:style-name="P1"><text:span text:style-name="T1">4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4" draw:id="id44" draw:layer="layout" svg:width="0.508cm" svg:height="0.508cm" svg:x="6.813cm" svg:y="19.669cm">
          <text:p text:style-name="P1"><text:span text:style-name="T1">3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3" draw:id="id43" draw:layer="layout" svg:width="0.508cm" svg:height="0.508cm" svg:x="7.321cm" svg:y="20.177cm">
          <text:p text:style-name="P1"><text:span text:style-name="T1">3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2" draw:id="id42" draw:layer="layout" svg:width="0.508cm" svg:height="0.508cm" svg:x="7.829cm" svg:y="20.685cm">
          <text:p text:style-name="P1"><text:span text:style-name="T1">3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0" draw:id="id40" draw:layer="layout" svg:width="0.508cm" svg:height="0.508cm" svg:x="9.099cm" svg:y="21.32cm">
          <text:p text:style-name="P1"><text:span text:style-name="T1">3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9" draw:id="id39" draw:layer="layout" svg:width="0.508cm" svg:height="0.508cm" svg:x="9.734cm" svg:y="21.574cm">
          <text:p text:style-name="P1"><text:span text:style-name="T1">3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8" draw:id="id38" draw:layer="layout" svg:width="0.508cm" svg:height="0.508cm" svg:x="10.369cm" svg:y="21.701cm">
          <text:p text:style-name="P1"><text:span text:style-name="T1">3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7" draw:id="id37" draw:layer="layout" svg:width="0.508cm" svg:height="0.508cm" svg:x="11.004cm" svg:y="21.828cm">
          <text:p text:style-name="P1"><text:span text:style-name="T1">3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5" draw:id="id35" draw:layer="layout" svg:width="0.508cm" svg:height="0.508cm" svg:x="12.401cm" svg:y="21.828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4" draw:id="id34" draw:layer="layout" svg:width="0.508cm" svg:height="0.508cm" svg:x="13.036cm" svg:y="21.701cm">
          <text:p text:style-name="P1"><text:span text:style-name="T1">2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3" draw:id="id33" draw:layer="layout" svg:width="0.508cm" svg:height="0.508cm" svg:x="13.671cm" svg:y="21.574cm">
          <text:p text:style-name="P1"><text:span text:style-name="T1">2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2" draw:id="id32" draw:layer="layout" svg:width="0.508cm" svg:height="0.508cm" svg:x="14.179cm" svg:y="21.32cm">
          <text:p text:style-name="P1"><text:span text:style-name="T1">2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0" draw:id="id30" draw:layer="layout" svg:width="0.508cm" svg:height="0.508cm" svg:x="15.322cm" svg:y="20.685cm">
          <text:p text:style-name="P1"><text:span text:style-name="T1">2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9" draw:id="id29" draw:layer="layout" svg:width="0.508cm" svg:height="0.508cm" svg:x="15.957cm" svg:y="20.304cm">
          <text:p text:style-name="P1"><text:span text:style-name="T1">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8" draw:id="id28" draw:layer="layout" svg:width="0.508cm" svg:height="0.508cm" svg:x="16.338cm" svg:y="19.796cm">
          <text:p text:style-name="P1"><text:span text:style-name="T1">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7" draw:id="id27" draw:layer="layout" svg:width="0.508cm" svg:height="0.508cm" svg:x="16.973cm" svg:y="19.161cm">
          <text:p text:style-name="P1"><text:span text:style-name="T1">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5" draw:id="id25" draw:layer="layout" svg:width="0.508cm" svg:height="0.508cm" svg:x="17.608cm" svg:y="17.891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4" draw:id="id24" draw:layer="layout" svg:width="0.508cm" svg:height="0.508cm" svg:x="17.735cm" svg:y="17.383cm">
          <text:p text:style-name="P1"><text:span text:style-name="T1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3" draw:id="id23" draw:layer="layout" svg:width="0.508cm" svg:height="0.508cm" svg:x="17.862cm" svg:y="16.875cm">
          <text:p text:style-name="P1"><text:span text:style-name="T1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2" draw:id="id22" draw:layer="layout" svg:width="0.508cm" svg:height="0.508cm" svg:x="17.989cm" svg:y="16.24cm">
          <text:p text:style-name="P1"><text:span text:style-name="T1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0" draw:id="id20" draw:layer="layout" svg:width="0.508cm" svg:height="0.508cm" svg:x="17.989cm" svg:y="14.97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9" draw:id="id19" draw:layer="layout" svg:width="0.508cm" svg:height="0.508cm" svg:x="17.862cm" svg:y="14.462cm">
          <text:p text:style-name="P1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0.508cm" svg:height="0.508cm" svg:x="17.735cm" svg:y="13.954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7" draw:id="id17" draw:layer="layout" svg:width="0.508cm" svg:height="0.508cm" svg:x="17.481cm" svg:y="13.319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1" draw:id="id61" draw:layer="layout" svg:width="0.508cm" svg:height="0.508cm" svg:x="8.591cm" svg:y="10.398cm">
          <text:p text:style-name="P1"><text:span text:style-name="T1">5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6" draw:id="id56" draw:layer="layout" svg:width="0.508cm" svg:height="0.508cm" svg:x="6.305cm" svg:y="12.43cm">
          <text:p text:style-name="P1"><text:span text:style-name="T1">5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1" draw:id="id51" draw:layer="layout" svg:width="0.508cm" svg:height="0.508cm" svg:x="5.416cm" svg:y="15.605cm">
          <text:p text:style-name="P1"><text:span text:style-name="T1">4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6" draw:id="id46" draw:layer="layout" svg:width="0.508cm" svg:height="0.508cm" svg:x="6.051cm" svg:y="18.526cm">
          <text:p text:style-name="P1"><text:span text:style-name="T1">4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1" draw:id="id41" draw:layer="layout" svg:width="0.508cm" svg:height="0.508cm" svg:x="8.464cm" svg:y="20.939cm">
          <text:p text:style-name="P1"><text:span text:style-name="T1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6" draw:id="id36" draw:layer="layout" svg:width="0.508cm" svg:height="0.508cm" svg:x="11.639cm" svg:y="21.828cm">
          <text:p text:style-name="P1"><text:span text:style-name="T1">3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1" draw:id="id31" draw:layer="layout" svg:width="0.508cm" svg:height="0.508cm" svg:x="14.687cm" svg:y="21.066cm">
          <text:p text:style-name="P1"><text:span text:style-name="T1">2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6" draw:id="id26" draw:layer="layout" svg:width="0.508cm" svg:height="0.508cm" svg:x="17.354cm" svg:y="18.399cm">
          <text:p text:style-name="P1"><text:span text:style-name="T1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1" draw:id="id21" draw:layer="layout" svg:width="0.508cm" svg:height="0.508cm" svg:x="17.989cm" svg:y="15.605cm">
          <text:p text:style-name="P1"><text:span text:style-name="T1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0.508cm" svg:height="0.508cm" svg:x="16.846cm" svg:y="12.049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0.508cm" svg:height="0.508cm" svg:x="16.465cm" svg:y="11.541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0.508cm" svg:height="0.508cm" svg:x="15.957cm" svg:y="11.16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0.508cm" svg:height="0.508cm" svg:x="15.449cm" svg:y="10.779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0.508cm" svg:height="0.508cm" svg:x="14.306cm" svg:y="10.144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508cm" svg:height="0.508cm" svg:x="13.671cm" svg:y="9.89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508cm" svg:height="0.508cm" svg:x="13.036cm" svg:y="9.76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508cm" svg:height="0.508cm" svg:x="12.401cm" svg:y="9.636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0.508cm" svg:height="0.508cm" svg:x="17.227cm" svg:y="12.684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0.508cm" svg:height="0.508cm" svg:x="14.941cm" svg:y="10.398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0.508cm" svg:height="0.508cm" svg:x="11.639cm" svg:y="9.636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xml:id="id2" draw:id="id2" draw:layer="layout" svg:x1="11.893cm" svg:y1="10.144cm" svg:x2="11.896cm" svg:y2="10.645cm" draw:start-shape="id1" draw:start-glue-point="8" svg:d="M11893 10144v514h3v-13" svg:viewBox="0 0 4 515">
          <text:p/>
        </draw:connector>
        <draw:connector draw:style-name="gr2" draw:text-style-name="P2" xml:id="id5" draw:id="id5" draw:layer="layout" svg:x1="12.652cm" svg:y1="9.134cm" svg:x2="12.655cm" svg:y2="9.635cm" svg:d="M12652 9134v251h3v250" svg:viewBox="0 0 4 502">
          <text:p/>
        </draw:connector>
        <draw:connector draw:style-name="gr3" draw:text-style-name="P2" xml:id="id7" draw:id="id7" draw:layer="layout" svg:x1="15.192cm" svg:y1="9.896cm" svg:x2="15.195cm" svg:y2="10.397cm" svg:d="M15192 9896v502h3v-1" svg:viewBox="0 0 4 503">
          <text:p/>
        </draw:connector>
        <draw:connector draw:style-name="gr4" draw:text-style-name="P2" xml:id="id4" draw:id="id4" draw:layer="layout" svg:x1="11.893cm" svg:y1="9.636cm" svg:x2="11.905cm" svg:y2="9.114cm" draw:start-shape="id1" draw:start-glue-point="4" svg:d="M11893 9636v-517h12v-5" svg:viewBox="0 0 13 523">
          <text:p/>
        </draw:connector>
        <draw:connector draw:style-name="gr4" draw:text-style-name="P2" xml:id="id3" draw:id="id3" draw:layer="layout" svg:x1="12.655cm" svg:y1="10.647cm" svg:x2="12.667cm" svg:y2="10.144cm" svg:d="M12655 10647v-502h12v-1" svg:viewBox="0 0 13 504">
          <text:p/>
        </draw:connector>
        <draw:connector draw:style-name="gr4" draw:text-style-name="P2" xml:id="id6" draw:id="id6" draw:layer="layout" svg:x1="14.56cm" svg:y1="10.139cm" svg:x2="14.572cm" svg:y2="9.636cm" svg:d="M14560 10139v-502h12v-1" svg:viewBox="0 0 13 504">
          <text:p/>
        </draw:connector>
        <draw:connector draw:style-name="gr5" draw:text-style-name="P2" draw:layer="layout" draw:type="lines" svg:x1="11.896cm" svg:y1="10.645cm" svg:x2="12.655cm" svg:y2="10.647cm" draw:start-shape="id2" draw:start-glue-point="3" draw:end-shape="id3" draw:end-glue-point="2" svg:d="M11896 10645h513l-267 2h513" svg:viewBox="0 0 760 3">
          <text:p/>
        </draw:connector>
        <draw:connector draw:style-name="gr5" draw:text-style-name="P2" xml:id="id115" draw:id="id115" draw:layer="layout" draw:type="line" svg:x1="11.905cm" svg:y1="9.114cm" svg:x2="12.652cm" svg:y2="9.134cm" draw:start-shape="id4" draw:start-glue-point="3" draw:end-shape="id5" draw:end-glue-point="2" svg:d="M11905 9114l747 20" svg:viewBox="0 0 748 21">
          <text:p/>
        </draw:connector>
        <draw:connector draw:style-name="gr5" draw:text-style-name="P2" draw:layer="layout" draw:type="line" svg:x1="13.296cm" svg:y1="9.261cm" svg:x2="13.925cm" svg:y2="9.382cm" svg:d="M13296 9261l629 121" svg:viewBox="0 0 630 122">
          <text:p/>
        </draw:connector>
        <draw:connector draw:style-name="gr5" draw:text-style-name="P2" draw:layer="layout" draw:type="line" svg:x1="13.291cm" svg:y1="10.779cm" svg:x2="13.913cm" svg:y2="10.901cm" svg:d="M13291 10779l622 122" svg:viewBox="0 0 623 123">
          <text:p/>
        </draw:connector>
        <draw:connector draw:style-name="gr5" draw:text-style-name="P2" draw:layer="layout" draw:type="line" svg:x1="14.572cm" svg:y1="9.636cm" svg:x2="15.192cm" svg:y2="9.896cm" draw:start-shape="id6" draw:start-glue-point="3" draw:end-shape="id7" draw:end-glue-point="2" svg:d="M14572 9636l620 260" svg:viewBox="0 0 621 261">
          <text:p/>
        </draw:connector>
        <draw:connector draw:style-name="gr4" draw:text-style-name="P2" draw:layer="layout" svg:x1="11.893cm" svg:y1="9.637cm" svg:x2="11.905cm" svg:y2="9.134cm" svg:d="M11893 9637v-502h12v-1" svg:viewBox="0 0 13 504">
          <text:p/>
        </draw:connector>
        <draw:connector draw:style-name="gr6" draw:text-style-name="P2" xml:id="id8" draw:id="id8" draw:layer="layout" svg:x1="13.29cm" svg:y1="10.779cm" svg:x2="13.302cm" svg:y2="10.276cm" svg:d="M13290 10779v-502h12v-1" svg:viewBox="0 0 13 504">
          <text:p/>
        </draw:connector>
        <draw:connector draw:style-name="gr6" draw:text-style-name="P2" xml:id="id9" draw:id="id9" draw:layer="layout" svg:x1="13.925cm" svg:y1="9.885cm" svg:x2="13.937cm" svg:y2="9.382cm" svg:d="M13925 9885v-502h12v-1" svg:viewBox="0 0 13 504">
          <text:p/>
        </draw:connector>
        <draw:connector draw:style-name="gr7" draw:text-style-name="P2" draw:layer="layout" svg:x1="13.29cm" svg:y1="9.261cm" svg:x2="13.293cm" svg:y2="9.762cm" svg:d="M13290 9261v502h3v-1" svg:viewBox="0 0 4 503">
          <text:p/>
        </draw:connector>
        <draw:connector draw:style-name="gr7" draw:text-style-name="P2" draw:layer="layout" svg:x1="13.925cm" svg:y1="10.404cm" svg:x2="13.928cm" svg:y2="10.905cm" svg:d="M13925 10404v502h3v-1" svg:viewBox="0 0 4 503">
          <text:p/>
        </draw:connector>
        <draw:connector draw:style-name="gr5" draw:text-style-name="P2" xml:id="id111" draw:id="id111" draw:layer="layout" draw:type="line" svg:x1="12.655cm" svg:y1="10.647cm" svg:x2="13.29cm" svg:y2="10.779cm" draw:start-shape="id3" draw:start-glue-point="2" draw:end-shape="id8" draw:end-glue-point="2" svg:d="M12655 10647l635 132" svg:viewBox="0 0 636 133">
          <text:p/>
        </draw:connector>
        <draw:connector draw:style-name="gr5" draw:text-style-name="P2" xml:id="id113" draw:id="id113" draw:layer="layout" draw:type="line" svg:x1="13.931cm" svg:y1="9.383cm" svg:x2="14.572cm" svg:y2="9.636cm" draw:start-shape="id9" draw:start-glue-point="0" draw:end-shape="id6" draw:end-glue-point="3" svg:d="M13931 9383l641 253" svg:viewBox="0 0 642 254">
          <text:p/>
        </draw:connector>
        <draw:connector draw:style-name="gr8" draw:text-style-name="P2" xml:id="id66" draw:id="id66" draw:layer="layout" draw:type="line" svg:x1="14.56cm" svg:y1="10.652cm" svg:x2="14.367cm" svg:y2="11.029cm" draw:start-shape="id10" draw:start-glue-point="8" svg:d="M14560 10652l-193 377" svg:viewBox="0 0 194 378">
          <text:p/>
        </draw:connector>
        <draw:connector draw:style-name="gr9" draw:text-style-name="P2" xml:id="id67" draw:id="id67" draw:layer="layout" draw:type="line" svg:x1="15.195cm" svg:y1="10.906cm" svg:x2="14.862cm" svg:y2="11.253cm" draw:start-shape="id11" draw:start-glue-point="8" svg:d="M15195 10906l-333 347" svg:viewBox="0 0 334 348">
          <text:p/>
        </draw:connector>
        <draw:connector draw:style-name="gr9" draw:text-style-name="P2" xml:id="id69" draw:id="id69" draw:layer="layout" draw:type="line" svg:x1="16.031cm" svg:y1="11.594cm" svg:x2="15.643cm" svg:y2="11.911cm" draw:start-shape="id12" draw:start-glue-point="7" svg:d="M16031 11594l-388 317" svg:viewBox="0 0 389 318">
          <text:p/>
        </draw:connector>
        <draw:connector draw:style-name="gr9" draw:text-style-name="P2" xml:id="id75" draw:id="id75" draw:layer="layout" draw:type="line" svg:x1="16.92cm" svg:y1="12.483cm" svg:x2="16.504cm" svg:y2="12.691cm" draw:start-shape="id13" draw:start-glue-point="7" svg:d="M16920 12483l-416 208" svg:viewBox="0 0 417 209">
          <text:p/>
        </draw:connector>
        <draw:connector draw:style-name="gr9" draw:text-style-name="P2" xml:id="id70" draw:id="id70" draw:layer="layout" draw:type="line" svg:x1="15.883cm" svg:y1="10.853cm" svg:x2="16.246cm" svg:y2="10.541cm" draw:start-shape="id14" draw:start-glue-point="11" svg:d="M15883 10853l363-312" svg:viewBox="0 0 364 313">
          <text:p/>
        </draw:connector>
        <draw:connector draw:style-name="gr9" draw:text-style-name="P2" xml:id="id72" draw:id="id72" draw:layer="layout" draw:type="line" svg:x1="16.899cm" svg:y1="11.615cm" svg:x2="17.305cm" svg:y2="11.314cm" draw:start-shape="id15" draw:start-glue-point="11" svg:d="M16899 11615l406-301" svg:viewBox="0 0 407 302">
          <text:p/>
        </draw:connector>
        <draw:connector draw:style-name="gr9" draw:text-style-name="P2" xml:id="id78" draw:id="id78" draw:layer="layout" draw:type="line" svg:x1="17.661cm" svg:y1="12.758cm" svg:x2="18.166cm" svg:y2="12.508cm" draw:start-shape="id16" draw:start-glue-point="11" svg:d="M17661 12758l505-250" svg:viewBox="0 0 506 251">
          <text:p/>
        </draw:connector>
        <draw:connector draw:style-name="gr9" draw:text-style-name="P2" xml:id="id77" draw:id="id77" draw:layer="layout" draw:type="line" svg:x1="17.555cm" svg:y1="13.753cm" svg:x2="16.999cm" svg:y2="13.892cm" draw:start-shape="id17" draw:start-glue-point="7" svg:d="M17555 13753l-556 139" svg:viewBox="0 0 557 140">
          <text:p/>
        </draw:connector>
        <draw:connector draw:style-name="gr9" draw:text-style-name="P2" xml:id="id80" draw:id="id80" draw:layer="layout" draw:type="line" svg:x1="18.243cm" svg:y1="14.208cm" svg:x2="18.77cm" svg:y2="14.054cm" draw:start-shape="id18" draw:start-glue-point="10" svg:d="M18243 14208l527-154" svg:viewBox="0 0 528 155">
          <text:p/>
        </draw:connector>
        <draw:connector draw:style-name="gr9" draw:text-style-name="P2" xml:id="id83" draw:id="id83" draw:layer="layout" draw:type="line" svg:x1="17.862cm" svg:y1="14.716cm" svg:x2="17.339cm" svg:y2="14.787cm" draw:start-shape="id19" draw:start-glue-point="6" svg:d="M17862 14716l-523 71" svg:viewBox="0 0 524 72">
          <text:p/>
        </draw:connector>
        <draw:connector draw:style-name="gr9" draw:text-style-name="P2" xml:id="id86" draw:id="id86" draw:layer="layout" draw:type="line" svg:x1="18.497cm" svg:y1="15.224cm" svg:x2="18.974cm" svg:y2="15.208cm" draw:start-shape="id20" draw:start-glue-point="10" svg:d="M18497 15224l477-16" svg:viewBox="0 0 478 17">
          <text:p/>
        </draw:connector>
        <draw:connector draw:style-name="gr9" draw:text-style-name="P2" xml:id="id85" draw:id="id85" draw:layer="layout" draw:type="line" svg:x1="17.989cm" svg:y1="15.859cm" svg:x2="17.576cm" svg:y2="15.873cm" draw:start-shape="id21" draw:start-glue-point="6" svg:d="M17989 15859l-413 14" svg:viewBox="0 0 414 15">
          <text:p/>
        </draw:connector>
        <draw:connector draw:style-name="gr9" draw:text-style-name="P2" xml:id="id88" draw:id="id88" draw:layer="layout" draw:type="line" svg:x1="18.497cm" svg:y1="16.494cm" svg:x2="18.967cm" svg:y2="16.538cm" draw:start-shape="id22" draw:start-glue-point="10" svg:d="M18497 16494l470 44" svg:viewBox="0 0 471 45">
          <text:p/>
        </draw:connector>
        <draw:connector draw:style-name="gr9" draw:text-style-name="P2" xml:id="id91" draw:id="id91" draw:layer="layout" draw:type="line" svg:x1="17.862cm" svg:y1="17.129cm" svg:x2="17.495cm" svg:y2="17.019cm" draw:start-shape="id23" draw:start-glue-point="6" svg:d="M17862 17129l-367-110" svg:viewBox="0 0 368 111">
          <text:p/>
        </draw:connector>
        <draw:connector draw:style-name="gr9" draw:text-style-name="P2" xml:id="id94" draw:id="id94" draw:layer="layout" draw:type="line" svg:x1="18.243cm" svg:y1="17.637cm" svg:x2="18.641cm" svg:y2="17.888cm" draw:start-shape="id24" draw:start-glue-point="10" svg:d="M18243 17637l398 251" svg:viewBox="0 0 399 252">
          <text:p/>
        </draw:connector>
        <draw:connector draw:style-name="gr9" draw:text-style-name="P2" xml:id="id93" draw:id="id93" draw:layer="layout" draw:type="line" svg:x1="17.682cm" svg:y1="17.965cm" svg:x2="17.284cm" svg:y2="17.786cm" draw:start-shape="id25" draw:start-glue-point="5" svg:d="M17682 17965l-398-179" svg:viewBox="0 0 399 180">
          <text:p/>
        </draw:connector>
        <draw:connector draw:style-name="gr9" draw:text-style-name="P2" xml:id="id96" draw:id="id96" draw:layer="layout" draw:type="line" svg:x1="17.788cm" svg:y1="18.833cm" svg:x2="18.193cm" svg:y2="19.082cm" draw:start-shape="id26" draw:start-glue-point="9" svg:d="M17788 18833l405 249" svg:viewBox="0 0 406 250">
          <text:p/>
        </draw:connector>
        <draw:connector draw:style-name="gr9" draw:text-style-name="P2" xml:id="id119" draw:id="id119" draw:layer="layout" draw:type="line" svg:x1="17.047cm" svg:y1="19.235cm" svg:x2="16.714cm" svg:y2="19cm" draw:start-shape="id27" draw:start-glue-point="5" svg:d="M17047 19235l-333-235" svg:viewBox="0 0 334 236">
          <text:p/>
        </draw:connector>
        <draw:connector draw:style-name="gr9" draw:text-style-name="P2" xml:id="id122" draw:id="id122" draw:layer="layout" draw:type="line" svg:x1="16.772cm" svg:y1="20.23cm" svg:x2="17.107cm" svg:y2="20.547cm" draw:start-shape="id28" draw:start-glue-point="9" svg:d="M16772 20230l335 317" svg:viewBox="0 0 336 318">
          <text:p/>
        </draw:connector>
        <draw:connector draw:style-name="gr9" draw:text-style-name="P2" xml:id="id121" draw:id="id121" draw:layer="layout" draw:type="line" svg:x1="16.031cm" svg:y1="20.378cm" svg:x2="15.703cm" svg:y2="20.052cm" draw:start-shape="id29" draw:start-glue-point="5" svg:d="M16031 20378l-328-326" svg:viewBox="0 0 329 327">
          <text:p/>
        </draw:connector>
        <draw:connector draw:style-name="gr9" draw:text-style-name="P2" xml:id="id124" draw:id="id124" draw:layer="layout" draw:type="line" svg:x1="15.756cm" svg:y1="21.119cm" svg:x2="15.947cm" svg:y2="21.422cm" draw:start-shape="id30" draw:start-glue-point="9" svg:d="M15756 21119l191 303" svg:viewBox="0 0 192 304">
          <text:p/>
        </draw:connector>
        <draw:connector draw:style-name="gr9" draw:text-style-name="P2" xml:id="id128" draw:id="id128" draw:layer="layout" draw:type="line" svg:x1="14.761cm" svg:y1="21.14cm" svg:x2="14.509cm" svg:y2="20.737cm" draw:start-shape="id31" draw:start-glue-point="5" svg:d="M14761 21140l-252-403" svg:viewBox="0 0 253 404">
          <text:p/>
        </draw:connector>
        <draw:connector draw:style-name="gr9" draw:text-style-name="P2" xml:id="id131" draw:id="id131" draw:layer="layout" draw:type="line" svg:x1="14.433cm" svg:y1="21.828cm" svg:x2="14.719cm" svg:y2="22.277cm" draw:start-shape="id32" draw:start-glue-point="8" svg:d="M14433 21828l286 449" svg:viewBox="0 0 287 450">
          <text:p/>
        </draw:connector>
        <draw:connector draw:style-name="gr9" draw:text-style-name="P2" xml:id="id130" draw:id="id130" draw:layer="layout" draw:type="line" svg:x1="13.745cm" svg:y1="21.648cm" svg:x2="13.512cm" svg:y2="21.266cm" draw:start-shape="id33" draw:start-glue-point="5" svg:d="M13745 21648l-233-382" svg:viewBox="0 0 234 383">
          <text:p/>
        </draw:connector>
        <draw:connector draw:style-name="gr9" draw:text-style-name="P2" xml:id="id133" draw:id="id133" draw:layer="layout" draw:type="line" svg:x1="13.29cm" svg:y1="22.209cm" svg:x2="13.376cm" svg:y2="22.644cm" draw:start-shape="id34" draw:start-glue-point="8" svg:d="M13290 22209l86 435" svg:viewBox="0 0 87 436">
          <text:p/>
        </draw:connector>
        <draw:connector draw:style-name="gr9" draw:text-style-name="P2" xml:id="id135" draw:id="id135" draw:layer="layout" draw:type="line" svg:x1="12.655cm" svg:y1="21.828cm" svg:x2="12.569cm" svg:y2="21.45cm" draw:start-shape="id35" draw:start-glue-point="4" svg:d="M12655 21828l-86-378" svg:viewBox="0 0 87 379">
          <text:p/>
        </draw:connector>
        <draw:connector draw:style-name="gr9" draw:text-style-name="P2" xml:id="id138" draw:id="id138" draw:layer="layout" draw:type="line" svg:x1="11.893cm" svg:y1="22.336cm" svg:x2="11.904cm" svg:y2="22.82cm" draw:start-shape="id36" draw:start-glue-point="8" svg:d="M11893 22336l11 484" svg:viewBox="0 0 12 485">
          <text:p/>
        </draw:connector>
        <draw:connector draw:style-name="gr9" draw:text-style-name="P2" xml:id="id140" draw:id="id140" draw:layer="layout" draw:type="line" svg:x1="11.258cm" svg:y1="21.828cm" svg:x2="11.287cm" svg:y2="21.457cm" draw:start-shape="id37" draw:start-glue-point="4" svg:d="M11258 21828l29-371" svg:viewBox="0 0 30 372">
          <text:p/>
        </draw:connector>
        <draw:connector draw:style-name="gr9" draw:text-style-name="P2" xml:id="id141" draw:id="id141" draw:layer="layout" draw:type="line" svg:x1="10.623cm" svg:y1="22.209cm" svg:x2="10.486cm" svg:y2="22.739cm" draw:start-shape="id38" svg:d="M10623 22209l-137 530" svg:viewBox="0 0 138 531">
          <text:p/>
        </draw:connector>
        <draw:connector draw:style-name="gr9" draw:text-style-name="P2" xml:id="id143" draw:id="id143" draw:layer="layout" draw:type="line" svg:x1="9.988cm" svg:y1="21.574cm" svg:x2="10.201cm" svg:y2="21.179cm" draw:start-shape="id39" draw:start-glue-point="4" svg:d="M9988 21574l213-395" svg:viewBox="0 0 214 396">
          <text:p/>
        </draw:connector>
        <draw:connector draw:style-name="gr9" draw:text-style-name="P2" xml:id="id147" draw:id="id147" draw:layer="layout" draw:type="line" svg:x1="9.173cm" svg:y1="21.754cm" svg:x2="8.844cm" svg:y2="22.264cm" draw:start-shape="id40" draw:start-glue-point="7" svg:d="M9173 21754l-329 510" svg:viewBox="0 0 330 511">
          <text:p/>
        </draw:connector>
        <draw:connector draw:style-name="gr9" draw:text-style-name="P2" xml:id="id146" draw:id="id146" draw:layer="layout" draw:type="line" svg:x1="8.898cm" svg:y1="21.013cm" svg:x2="9.164cm" svg:y2="20.717cm" draw:start-shape="id41" draw:start-glue-point="11" svg:d="M8898 21013l266-296" svg:viewBox="0 0 267 297">
          <text:p/>
        </draw:connector>
        <draw:connector draw:style-name="gr9" draw:text-style-name="P2" xml:id="id149" draw:id="id149" draw:layer="layout" draw:type="line" svg:x1="7.903cm" svg:y1="21.119cm" svg:x2="7.624cm" svg:y2="21.497cm" draw:start-shape="id42" draw:start-glue-point="7" svg:d="M7903 21119l-279 378" svg:viewBox="0 0 280 379">
          <text:p/>
        </draw:connector>
        <draw:connector draw:style-name="gr9" draw:text-style-name="P2" xml:id="id151" draw:id="id151" draw:layer="layout" draw:type="line" svg:x1="7.755cm" svg:y1="20.251cm" svg:x2="8.133cm" svg:y2="19.916cm" draw:start-shape="id43" draw:start-glue-point="11" svg:d="M7755 20251l378-335" svg:viewBox="0 0 379 336">
          <text:p/>
        </draw:connector>
        <draw:connector draw:style-name="gr9" draw:text-style-name="P2" xml:id="id156" draw:id="id156" draw:layer="layout" draw:type="line" svg:x1="6.887cm" svg:y1="20.103cm" svg:x2="6.511cm" svg:y2="20.452cm" draw:start-shape="id44" draw:start-glue-point="7" svg:d="M6887 20103l-376 349" svg:viewBox="0 0 377 350">
          <text:p/>
        </draw:connector>
        <draw:connector draw:style-name="gr9" draw:text-style-name="P2" xml:id="id154" draw:id="id154" draw:layer="layout" draw:type="line" svg:x1="6.866cm" svg:y1="19.235cm" svg:x2="7.298cm" svg:y2="18.96cm" draw:start-shape="id45" draw:start-glue-point="11" svg:d="M6866 19235l432-275" svg:viewBox="0 0 433 276">
          <text:p/>
        </draw:connector>
        <draw:connector draw:style-name="gr9" draw:text-style-name="P2" xml:id="id157" draw:id="id157" draw:layer="layout" draw:type="line" svg:x1="6.125cm" svg:y1="18.96cm" svg:x2="5.643cm" svg:y2="19.265cm" draw:start-shape="id46" draw:start-glue-point="7" svg:d="M6125 18960l-482 305" svg:viewBox="0 0 483 306">
          <text:p/>
        </draw:connector>
        <draw:connector draw:style-name="gr9" draw:text-style-name="P2" xml:id="id159" draw:id="id159" draw:layer="layout" draw:type="line" svg:x1="6.231cm" svg:y1="17.965cm" svg:x2="6.803cm" svg:y2="17.719cm" draw:start-shape="id47" draw:start-glue-point="11" svg:d="M6231 17965l572-246" svg:viewBox="0 0 573 247">
          <text:p/>
        </draw:connector>
        <draw:connector draw:style-name="gr9" draw:text-style-name="P2" xml:id="id164" draw:id="id164" draw:layer="layout" draw:type="line" svg:x1="5.543cm" svg:y1="17.51cm" svg:x2="5.046cm" svg:y2="17.617cm" draw:start-shape="id48" draw:start-glue-point="6" svg:d="M5543 17510l-497 107" svg:viewBox="0 0 498 108">
          <text:p/>
        </draw:connector>
        <draw:connector draw:style-name="gr9" draw:text-style-name="P2" xml:id="id162" draw:id="id162" draw:layer="layout" draw:type="line" svg:x1="5.924cm" svg:y1="17.002cm" svg:x2="6.484cm" svg:y2="16.871cm" draw:start-shape="id49" draw:start-glue-point="10" svg:d="M5924 17002l560-131" svg:viewBox="0 0 561 132">
          <text:p/>
        </draw:connector>
        <draw:connector draw:style-name="gr9" draw:text-style-name="P2" xml:id="id165" draw:id="id165" draw:layer="layout" draw:type="line" svg:x1="5.416cm" svg:y1="16.367cm" svg:x2="4.958cm" svg:y2="16.396cm" draw:start-shape="id50" draw:start-glue-point="6" svg:d="M5416 16367l-458 29" svg:viewBox="0 0 459 30">
          <text:p/>
        </draw:connector>
        <draw:connector draw:style-name="gr9" draw:text-style-name="P2" xml:id="id167" draw:id="id167" draw:layer="layout" draw:type="line" svg:x1="5.924cm" svg:y1="15.859cm" svg:x2="6.437cm" svg:y2="15.866cm" draw:start-shape="id51" draw:start-glue-point="10" svg:d="M5924 15859l513 7" svg:viewBox="0 0 514 8">
          <text:p/>
        </draw:connector>
        <draw:connector draw:style-name="gr9" draw:text-style-name="P2" xml:id="id172" draw:id="id172" draw:layer="layout" draw:type="line" svg:x1="5.416cm" svg:y1="15.224cm" svg:x2="4.944cm" svg:y2="15.168cm" draw:start-shape="id52" draw:start-glue-point="6" svg:d="M5416 15224l-472-56" svg:viewBox="0 0 473 57">
          <text:p/>
        </draw:connector>
        <draw:connector draw:style-name="gr9" draw:text-style-name="P2" xml:id="id170" draw:id="id170" draw:layer="layout" draw:type="line" svg:x1="6.051cm" svg:y1="14.589cm" svg:x2="6.525cm" svg:y2="14.659cm" draw:start-shape="id53" draw:start-glue-point="10" svg:d="M6051 14589l474 70" svg:viewBox="0 0 475 71">
          <text:p/>
        </draw:connector>
        <draw:connector draw:style-name="gr9" draw:text-style-name="P2" xml:id="id173" draw:id="id173" draw:layer="layout" draw:type="line" svg:x1="5.67cm" svg:y1="13.954cm" svg:x2="5.236cm" svg:y2="13.818cm" draw:start-shape="id54" draw:start-glue-point="6" svg:d="M5670 13954l-434-136" svg:viewBox="0 0 435 137">
          <text:p/>
        </draw:connector>
        <draw:connector draw:style-name="gr9" draw:text-style-name="P2" xml:id="id175" draw:id="id175" draw:layer="layout" draw:type="line" svg:x1="6.432cm" svg:y1="13.319cm" svg:x2="6.877cm" svg:y2="13.6cm" draw:start-shape="id55" draw:start-glue-point="10" svg:d="M6432 13319l445 281" svg:viewBox="0 0 446 282">
          <text:p/>
        </draw:connector>
        <draw:connector draw:style-name="gr9" draw:text-style-name="P2" xml:id="id180" draw:id="id180" draw:layer="layout" draw:type="line" svg:x1="6.379cm" svg:y1="12.504cm" svg:x2="6.05cm" svg:y2="12.223cm" draw:start-shape="id56" draw:start-glue-point="5" svg:d="M6379 12504l-329-281" svg:viewBox="0 0 330 282">
          <text:p/>
        </draw:connector>
        <draw:connector draw:style-name="gr9" draw:text-style-name="P2" xml:id="id178" draw:id="id178" draw:layer="layout" draw:type="line" svg:x1="7.12cm" svg:y1="12.356cm" svg:x2="7.502cm" svg:y2="12.623cm" draw:start-shape="id57" draw:start-glue-point="9" svg:d="M7120 12356l382 267" svg:viewBox="0 0 383 268">
          <text:p/>
        </draw:connector>
        <draw:connector draw:style-name="gr9" draw:text-style-name="P2" xml:id="id181" draw:id="id181" draw:layer="layout" draw:type="line" svg:x1="7.141cm" svg:y1="11.488cm" svg:x2="6.816cm" svg:y2="11.171cm" draw:start-shape="id58" draw:start-glue-point="5" svg:d="M7141 11488l-325-317" svg:viewBox="0 0 326 318">
          <text:p/>
        </draw:connector>
        <draw:connector draw:style-name="gr9" draw:text-style-name="P2" xml:id="id183" draw:id="id183" draw:layer="layout" draw:type="line" svg:x1="8.009cm" svg:y1="11.467cm" svg:x2="8.282cm" svg:y2="11.768cm" draw:start-shape="id59" draw:start-glue-point="9" svg:d="M8009 11467l273 301" svg:viewBox="0 0 274 302">
          <text:p/>
        </draw:connector>
        <draw:connector draw:style-name="gr9" draw:text-style-name="P2" xml:id="id188" draw:id="id188" draw:layer="layout" draw:type="line" svg:x1="8.157cm" svg:y1="10.726cm" svg:x2="7.807cm" svg:y2="10.411cm" draw:start-shape="id60" draw:start-glue-point="5" svg:d="M8157 10726l-350-315" svg:viewBox="0 0 351 316">
          <text:p/>
        </draw:connector>
        <draw:connector draw:style-name="gr9" draw:text-style-name="P2" xml:id="id186" draw:id="id186" draw:layer="layout" draw:type="line" svg:x1="9.025cm" svg:y1="10.832cm" svg:x2="9.259cm" svg:y2="11.232cm" draw:start-shape="id61" draw:start-glue-point="9" svg:d="M9025 10832l234 400" svg:viewBox="0 0 235 401">
          <text:p/>
        </draw:connector>
        <draw:connector draw:style-name="gr9" draw:text-style-name="P2" xml:id="id189" draw:id="id189" draw:layer="layout" draw:type="line" svg:x1="9.353cm" svg:y1="10.144cm" svg:x2="9.171cm" svg:y2="9.767cm" draw:start-shape="id62" draw:start-glue-point="4" svg:d="M9353 10144l-182-377" svg:viewBox="0 0 183 378">
          <text:p/>
        </draw:connector>
        <draw:connector draw:style-name="gr9" draw:text-style-name="P2" xml:id="id191" draw:id="id191" draw:layer="layout" draw:type="line" svg:x1="9.988cm" svg:y1="10.398cm" svg:x2="10.188cm" svg:y2="10.812cm" draw:start-shape="id63" draw:start-glue-point="8" svg:d="M9988 10398l200 414" svg:viewBox="0 0 201 415">
          <text:p/>
        </draw:connector>
        <draw:connector draw:style-name="gr9" draw:text-style-name="P2" xml:id="id196" draw:id="id196" draw:layer="layout" draw:type="line" svg:x1="10.623cm" svg:y1="9.763cm" svg:x2="10.432cm" svg:y2="9.339cm" draw:start-shape="id64" draw:start-glue-point="4" svg:d="M10623 9763l-191-424" svg:viewBox="0 0 192 425">
          <text:p/>
        </draw:connector>
        <draw:connector draw:style-name="gr9" draw:text-style-name="P2" xml:id="id194" draw:id="id194" draw:layer="layout" draw:type="line" svg:x1="11.258cm" svg:y1="10.144cm" svg:x2="11.321cm" svg:y2="10.581cm" draw:start-shape="id65" draw:start-glue-point="8" svg:d="M11258 10144l63 437" svg:viewBox="0 0 64 438">
          <text:p/>
        </draw:connector>
        <draw:connector draw:style-name="gr8" draw:text-style-name="P2" xml:id="id195" draw:id="id195" draw:layer="layout" draw:type="line" svg:x1="11.258cm" svg:y1="9.636cm" svg:x2="11.185cm" svg:y2="9.163cm" draw:start-shape="id65" draw:start-glue-point="4" svg:d="M11258 9636l-73-473" svg:viewBox="0 0 74 474">
          <text:p/>
        </draw:connector>
        <draw:connector draw:style-name="gr8" draw:text-style-name="P2" xml:id="id193" draw:id="id193" draw:layer="layout" draw:type="line" svg:x1="10.623cm" svg:y1="10.271cm" svg:x2="10.785cm" svg:y2="10.662cm" draw:start-shape="id64" draw:start-glue-point="8" svg:d="M10623 10271l162 391" svg:viewBox="0 0 163 392">
          <text:p/>
        </draw:connector>
        <draw:connector draw:style-name="gr8" draw:text-style-name="P2" xml:id="id190" draw:id="id190" draw:layer="layout" draw:type="line" svg:x1="9.808cm" svg:y1="9.964cm" svg:x2="9.673cm" svg:y2="9.624cm" draw:start-shape="id63" draw:start-glue-point="5" svg:d="M9808 9964l-135-340" svg:viewBox="0 0 136 341">
          <text:p/>
        </draw:connector>
        <draw:connector draw:style-name="gr8" draw:text-style-name="P2" xml:id="id192" draw:id="id192" draw:layer="layout" draw:type="line" svg:x1="9.533cm" svg:y1="10.578cm" svg:x2="9.679cm" svg:y2="10.995cm" draw:start-shape="id62" draw:start-glue-point="9" svg:d="M9533 10578l146 417" svg:viewBox="0 0 147 418">
          <text:p/>
        </draw:connector>
        <draw:connector draw:style-name="gr8" draw:text-style-name="P2" xml:id="id187" draw:id="id187" draw:layer="layout" draw:type="line" svg:x1="8.665cm" svg:y1="10.472cm" svg:x2="8.445cm" svg:y2="10.12cm" draw:start-shape="id61" draw:start-glue-point="5" svg:d="M8665 10472l-220-352" svg:viewBox="0 0 221 353">
          <text:p/>
        </draw:connector>
        <draw:connector draw:style-name="gr8" draw:text-style-name="P2" xml:id="id185" draw:id="id185" draw:layer="layout" draw:type="line" svg:x1="8.517cm" svg:y1="11.086cm" svg:x2="8.716cm" svg:y2="11.463cm" draw:start-shape="id60" draw:start-glue-point="9" svg:d="M8517 11086l199 377" svg:viewBox="0 0 200 378">
          <text:p/>
        </draw:connector>
        <draw:connector draw:style-name="gr8" draw:text-style-name="P2" xml:id="id182" draw:id="id182" draw:layer="layout" draw:type="line" svg:x1="7.649cm" svg:y1="11.107cm" svg:x2="7.298cm" svg:y2="10.778cm" draw:start-shape="id59" draw:start-glue-point="5" svg:d="M7649 11107l-351-329" svg:viewBox="0 0 352 330">
          <text:p/>
        </draw:connector>
        <draw:connector draw:style-name="gr8" draw:text-style-name="P2" xml:id="id184" draw:id="id184" draw:layer="layout" draw:type="line" svg:x1="7.501cm" svg:y1="11.848cm" svg:x2="7.773cm" svg:y2="12.148cm" draw:start-shape="id58" draw:start-glue-point="9" svg:d="M7501 11848l272 300" svg:viewBox="0 0 273 301">
          <text:p/>
        </draw:connector>
        <draw:connector draw:style-name="gr8" draw:text-style-name="P2" xml:id="id179" draw:id="id179" draw:layer="layout" draw:type="line" svg:x1="6.76cm" svg:y1="11.996cm" svg:x2="6.409cm" svg:y2="11.694cm" draw:start-shape="id57" draw:start-glue-point="5" svg:d="M6760 11996l-351-302" svg:viewBox="0 0 352 303">
          <text:p/>
        </draw:connector>
        <draw:connector draw:style-name="gr8" draw:text-style-name="P2" xml:id="id174" draw:id="id174" draw:layer="layout" draw:type="line" svg:x1="5.998cm" svg:y1="13.139cm" svg:x2="5.588cm" svg:y2="12.935cm" draw:start-shape="id55" draw:start-glue-point="5" svg:d="M5998 13139l-410-204" svg:viewBox="0 0 411 205">
          <text:p/>
        </draw:connector>
        <draw:connector draw:style-name="gr8" draw:text-style-name="P2" xml:id="id176" draw:id="id176" draw:layer="layout" draw:type="line" svg:x1="6.178cm" svg:y1="13.954cm" svg:x2="6.687cm" svg:y2="14.177cm" draw:start-shape="id54" draw:start-glue-point="10" svg:d="M6178 13954l509 223" svg:viewBox="0 0 510 224">
          <text:p/>
        </draw:connector>
        <draw:connector draw:style-name="gr8" draw:text-style-name="P2" xml:id="id171" draw:id="id171" draw:layer="layout" draw:type="line" svg:x1="5.543cm" svg:y1="14.589cm" svg:x2="5.018cm" svg:y2="14.523cm" draw:start-shape="id53" draw:start-glue-point="6" svg:d="M5543 14589l-525-66" svg:viewBox="0 0 526 67">
          <text:p/>
        </draw:connector>
        <draw:connector draw:style-name="gr8" draw:text-style-name="P2" xml:id="id169" draw:id="id169" draw:layer="layout" draw:type="line" svg:x1="5.924cm" svg:y1="15.224cm" svg:x2="6.49cm" svg:y2="15.296cm" draw:start-shape="id52" draw:start-glue-point="10" svg:d="M5924 15224l566 72" svg:viewBox="0 0 567 73">
          <text:p/>
        </draw:connector>
        <draw:connector draw:style-name="gr8" draw:text-style-name="P2" xml:id="id166" draw:id="id166" draw:layer="layout" draw:type="line" svg:x1="5.416cm" svg:y1="15.859cm" svg:x2="4.91cm" svg:y2="15.853cm" draw:start-shape="id51" draw:start-glue-point="6" svg:d="M5416 15859l-506-6" svg:viewBox="0 0 507 7">
          <text:p/>
        </draw:connector>
        <draw:connector draw:style-name="gr8" draw:text-style-name="P2" xml:id="id168" draw:id="id168" draw:layer="layout" draw:type="line" svg:x1="5.924cm" svg:y1="16.367cm" svg:x2="6.47cm" svg:y2="16.375cm" draw:start-shape="id50" draw:start-glue-point="10" svg:d="M5924 16367l546 8" svg:viewBox="0 0 547 9">
          <text:p/>
        </draw:connector>
        <draw:connector draw:style-name="gr8" draw:text-style-name="P2" xml:id="id163" draw:id="id163" draw:layer="layout" draw:type="line" svg:x1="5.416cm" svg:y1="17.002cm" svg:x2="4.984cm" svg:y2="17.067cm" draw:start-shape="id49" draw:start-glue-point="6" svg:d="M5416 17002l-432 65" svg:viewBox="0 0 433 66">
          <text:p/>
        </draw:connector>
        <draw:connector draw:style-name="gr8" draw:text-style-name="P2" xml:id="id161" draw:id="id161" draw:layer="layout" draw:type="line" svg:x1="6.051cm" svg:y1="17.51cm" svg:x2="6.585cm" svg:y2="17.325cm" draw:start-shape="id48" draw:start-glue-point="10" svg:d="M6051 17510l534-185" svg:viewBox="0 0 535 186">
          <text:p/>
        </draw:connector>
        <draw:connector draw:style-name="gr8" draw:text-style-name="P2" xml:id="id158" draw:id="id158" draw:layer="layout" draw:type="line" svg:x1="5.797cm" svg:y1="18.145cm" svg:x2="5.242cm" svg:y2="18.37cm" draw:start-shape="id47" draw:start-glue-point="6" svg:d="M5797 18145l-555 225" svg:viewBox="0 0 556 226">
          <text:p/>
        </draw:connector>
        <draw:connector draw:style-name="gr8" draw:text-style-name="P2" xml:id="id160" draw:id="id160" draw:layer="layout" draw:type="line" svg:x1="6.485cm" svg:y1="18.6cm" svg:x2="7.033cm" svg:y2="18.316cm" draw:start-shape="id46" draw:start-glue-point="11" svg:d="M6485 18600l548-284" svg:viewBox="0 0 549 285">
          <text:p/>
        </draw:connector>
        <draw:connector draw:style-name="gr8" draw:text-style-name="P2" xml:id="id155" draw:id="id155" draw:layer="layout" draw:type="line" svg:x1="6.506cm" svg:y1="19.595cm" svg:x2="6.022cm" svg:y2="19.964cm" draw:start-shape="id45" draw:start-glue-point="7" svg:d="M6506 19595l-484 369" svg:viewBox="0 0 485 370">
          <text:p/>
        </draw:connector>
        <draw:connector draw:style-name="gr8" draw:text-style-name="P2" xml:id="id153" draw:id="id153" draw:layer="layout" draw:type="line" svg:x1="7.247cm" svg:y1="19.743cm" svg:x2="7.739cm" svg:y2="19.387cm" draw:start-shape="id44" draw:start-glue-point="11" svg:d="M7247 19743l492-356" svg:viewBox="0 0 493 357">
          <text:p/>
        </draw:connector>
        <draw:connector draw:style-name="gr8" draw:text-style-name="P2" xml:id="id150" draw:id="id150" draw:layer="layout" draw:type="line" svg:x1="7.395cm" svg:y1="20.611cm" svg:x2="7.067cm" svg:y2="20.982cm" draw:start-shape="id43" draw:start-glue-point="7" svg:d="M7395 20611l-328 371" svg:viewBox="0 0 329 372">
          <text:p/>
        </draw:connector>
        <draw:connector draw:style-name="gr8" draw:text-style-name="P2" xml:id="id152" draw:id="id152" draw:layer="layout" draw:type="line" svg:x1="8.263cm" svg:y1="20.759cm" svg:x2="8.702cm" svg:y2="20.337cm" draw:start-shape="id42" draw:start-glue-point="11" svg:d="M8263 20759l439-422" svg:viewBox="0 0 440 423">
          <text:p/>
        </draw:connector>
        <draw:connector draw:style-name="gr8" draw:text-style-name="P2" xml:id="id148" draw:id="id148" draw:layer="layout" draw:type="line" svg:x1="8.538cm" svg:y1="21.373cm" svg:x2="8.214cm" svg:y2="21.809cm" draw:start-shape="id41" draw:start-glue-point="7" svg:d="M8538 21373l-324 436" svg:viewBox="0 0 325 437">
          <text:p/>
        </draw:connector>
        <draw:connector draw:style-name="gr8" draw:text-style-name="P2" xml:id="id145" draw:id="id145" draw:layer="layout" draw:type="line" svg:x1="9.533cm" svg:y1="21.394cm" svg:x2="9.781cm" svg:y2="20.989cm" draw:start-shape="id40" draw:start-glue-point="11" svg:d="M9533 21394l248-405" svg:viewBox="0 0 249 406">
          <text:p/>
        </draw:connector>
        <draw:connector draw:style-name="gr8" draw:text-style-name="P2" xml:id="id142" draw:id="id142" draw:layer="layout" draw:type="line" svg:x1="9.808cm" svg:y1="22.008cm" svg:x2="9.557cm" svg:y2="22.468cm" draw:start-shape="id39" draw:start-glue-point="7" svg:d="M9808 22008l-251 460" svg:viewBox="0 0 252 461">
          <text:p/>
        </draw:connector>
        <draw:connector draw:style-name="gr8" draw:text-style-name="P2" xml:id="id144" draw:id="id144" draw:layer="layout" draw:type="line" svg:x1="10.623cm" svg:y1="21.701cm" svg:x2="10.751cm" svg:y2="21.314cm" draw:start-shape="id38" draw:start-glue-point="4" svg:d="M10623 21701l128-387" svg:viewBox="0 0 129 388">
          <text:p/>
        </draw:connector>
        <draw:connector draw:style-name="gr8" draw:text-style-name="P2" xml:id="id139" draw:id="id139" draw:layer="layout" draw:type="line" svg:x1="11.258cm" svg:y1="22.336cm" svg:x2="11.199cm" svg:y2="22.854cm" draw:start-shape="id37" draw:start-glue-point="8" svg:d="M11258 22336l-59 518" svg:viewBox="0 0 60 519">
          <text:p/>
        </draw:connector>
        <draw:connector draw:style-name="gr8" draw:text-style-name="P2" xml:id="id137" draw:id="id137" draw:layer="layout" draw:type="line" svg:x1="11.893cm" svg:y1="21.828cm" svg:x2="11.891cm" svg:y2="21.436cm" draw:start-shape="id36" draw:start-glue-point="4" svg:d="M11893 21828l-2-392" svg:viewBox="0 0 3 393">
          <text:p/>
        </draw:connector>
        <draw:connector draw:style-name="gr8" draw:text-style-name="P2" xml:id="id134" draw:id="id134" draw:layer="layout" draw:type="line" svg:x1="12.655cm" svg:y1="22.336cm" svg:x2="12.711cm" svg:y2="22.861cm" draw:start-shape="id35" draw:start-glue-point="8" svg:d="M12655 22336l56 525" svg:viewBox="0 0 57 526">
          <text:p/>
        </draw:connector>
        <draw:connector draw:style-name="gr8" draw:text-style-name="P2" xml:id="id136" draw:id="id136" draw:layer="layout" draw:type="line" svg:x1="13.29cm" svg:y1="21.701cm" svg:x2="13.132cm" svg:y2="21.335cm" draw:start-shape="id34" draw:start-glue-point="4" svg:d="M13290 21701l-158-366" svg:viewBox="0 0 159 367">
          <text:p/>
        </draw:connector>
        <draw:connector draw:style-name="gr8" draw:text-style-name="P2" xml:id="id132" draw:id="id132" draw:layer="layout" draw:type="line" svg:x1="13.925cm" svg:y1="22.082cm" svg:x2="14.197cm" svg:y2="22.522cm" draw:start-shape="id33" draw:start-glue-point="8" svg:d="M13925 22082l272 440" svg:viewBox="0 0 273 441">
          <text:p/>
        </draw:connector>
        <draw:connector draw:style-name="gr8" draw:text-style-name="P2" xml:id="id129" draw:id="id129" draw:layer="layout" draw:type="line" svg:x1="14.253cm" svg:y1="21.394cm" svg:x2="14.014cm" svg:y2="21.009cm" draw:start-shape="id32" draw:start-glue-point="5" svg:d="M14253 21394l-239-385" svg:viewBox="0 0 240 386">
          <text:p/>
        </draw:connector>
        <draw:connector draw:style-name="gr8" draw:text-style-name="P2" xml:id="id125" draw:id="id125" draw:layer="layout" draw:type="line" svg:x1="15.121cm" svg:y1="21.5cm" svg:x2="15.357cm" svg:y2="21.871cm" draw:start-shape="id31" draw:start-glue-point="9" svg:d="M15121 21500l236 371" svg:viewBox="0 0 237 372">
          <text:p/>
        </draw:connector>
        <draw:connector draw:style-name="gr8" draw:text-style-name="P2" xml:id="id127" draw:id="id127" draw:layer="layout" draw:type="line" svg:x1="15.396cm" svg:y1="20.759cm" svg:x2="15.133cm" svg:y2="20.446cm" draw:start-shape="id30" draw:start-glue-point="5" svg:d="M15396 20759l-263-313" svg:viewBox="0 0 264 314">
          <text:p/>
        </draw:connector>
        <draw:connector draw:style-name="gr8" draw:text-style-name="P2" xml:id="id123" draw:id="id123" draw:layer="layout" draw:type="line" svg:x1="16.391cm" svg:y1="20.738cm" svg:x2="16.7cm" svg:y2="21.063cm" draw:start-shape="id29" draw:start-glue-point="9" svg:d="M16391 20738l309 325" svg:viewBox="0 0 310 326">
          <text:p/>
        </draw:connector>
        <draw:connector draw:style-name="gr8" draw:text-style-name="P2" xml:id="id120" draw:id="id120" draw:layer="layout" draw:type="line" svg:x1="16.412cm" svg:y1="19.87cm" svg:x2="16.035cm" svg:y2="19.577cm" draw:start-shape="id28" draw:start-glue-point="5" svg:d="M16412 19870l-377-293" svg:viewBox="0 0 378 294">
          <text:p/>
        </draw:connector>
        <draw:connector draw:style-name="gr8" draw:text-style-name="P2" xml:id="id117" draw:id="id117" draw:layer="layout" draw:type="line" svg:x1="17.407cm" svg:y1="19.595cm" svg:x2="17.806cm" svg:y2="19.849cm" draw:start-shape="id27" draw:start-glue-point="9" svg:d="M17407 19595l399 254" svg:viewBox="0 0 400 255">
          <text:p/>
        </draw:connector>
        <draw:connector draw:style-name="gr8" draw:text-style-name="P2" xml:id="id118" draw:id="id118" draw:layer="layout" draw:type="line" svg:x1="17.428cm" svg:y1="18.473cm" svg:x2="17.02cm" svg:y2="18.24cm" draw:start-shape="id26" draw:start-glue-point="5" svg:d="M17428 18473l-408-233" svg:viewBox="0 0 409 234">
          <text:p/>
        </draw:connector>
        <draw:connector draw:style-name="gr8" draw:text-style-name="P2" xml:id="id95" draw:id="id95" draw:layer="layout" draw:type="line" svg:x1="18.116cm" svg:y1="18.145cm" svg:x2="18.594cm" svg:y2="18.349cm" draw:start-shape="id25" draw:start-glue-point="10" svg:d="M18116 18145l478 204" svg:viewBox="0 0 479 205">
          <text:p/>
        </draw:connector>
        <draw:connector draw:style-name="gr8" draw:text-style-name="P2" xml:id="id92" draw:id="id92" draw:layer="layout" draw:type="line" svg:x1="17.735cm" svg:y1="17.637cm" svg:x2="17.359cm" svg:y2="17.44cm" draw:start-shape="id24" draw:start-glue-point="6" svg:d="M17735 17637l-376-197" svg:viewBox="0 0 377 198">
          <text:p/>
        </draw:connector>
        <draw:connector draw:style-name="gr8" draw:text-style-name="P2" xml:id="id89" draw:id="id89" draw:layer="layout" draw:type="line" svg:x1="18.37cm" svg:y1="17.129cm" svg:x2="18.818cm" svg:y2="17.297cm" draw:start-shape="id23" draw:start-glue-point="10" svg:d="M18370 17129l448 168" svg:viewBox="0 0 449 169">
          <text:p/>
        </draw:connector>
        <draw:connector draw:style-name="gr8" draw:text-style-name="P2" xml:id="id90" draw:id="id90" draw:layer="layout" draw:type="line" svg:x1="17.989cm" svg:y1="16.494cm" svg:x2="17.596cm" svg:y2="16.457cm" draw:start-shape="id22" draw:start-glue-point="6" svg:d="M17989 16494l-393-37" svg:viewBox="0 0 394 38">
          <text:p/>
        </draw:connector>
        <draw:connector draw:style-name="gr8" draw:text-style-name="P2" xml:id="id87" draw:id="id87" draw:layer="layout" draw:type="line" svg:x1="18.497cm" svg:y1="15.859cm" svg:x2="19.021cm" svg:y2="15.839cm" draw:start-shape="id21" draw:start-glue-point="10" svg:d="M18497 15859l524-20" svg:viewBox="0 0 525 21">
          <text:p/>
        </draw:connector>
        <draw:connector draw:style-name="gr8" draw:text-style-name="P2" xml:id="id84" draw:id="id84" draw:layer="layout" draw:type="line" svg:x1="17.989cm" svg:y1="15.224cm" svg:x2="17.468cm" svg:y2="15.297cm" draw:start-shape="id20" draw:start-glue-point="6" svg:d="M17989 15224l-521 73" svg:viewBox="0 0 522 74">
          <text:p/>
        </draw:connector>
        <draw:connector draw:style-name="gr8" draw:text-style-name="P2" xml:id="id81" draw:id="id81" draw:layer="layout" draw:type="line" svg:x1="18.37cm" svg:y1="14.716cm" svg:x2="18.926cm" svg:y2="14.611cm" draw:start-shape="id19" draw:start-glue-point="10" svg:d="M18370 14716l556-105" svg:viewBox="0 0 557 106">
          <text:p/>
        </draw:connector>
        <draw:connector draw:style-name="gr8" draw:text-style-name="P2" xml:id="id82" draw:id="id82" draw:layer="layout" draw:type="line" svg:x1="17.735cm" svg:y1="14.208cm" svg:x2="17.183cm" svg:y2="14.333cm" draw:start-shape="id18" draw:start-glue-point="6" svg:d="M17735 14208l-552 125" svg:viewBox="0 0 553 126">
          <text:p/>
        </draw:connector>
        <draw:connector draw:style-name="gr8" draw:text-style-name="P2" xml:id="id79" draw:id="id79" draw:layer="layout" draw:type="line" svg:x1="17.989cm" svg:y1="13.573cm" svg:x2="18.56cm" svg:y2="13.363cm" draw:start-shape="id17" draw:start-glue-point="10" svg:d="M17989 13573l571-210" svg:viewBox="0 0 572 211">
          <text:p/>
        </draw:connector>
        <draw:connector draw:style-name="gr8" draw:text-style-name="P2" xml:id="id76" draw:id="id76" draw:layer="layout" draw:type="line" svg:x1="17.301cm" svg:y1="13.118cm" svg:x2="16.769cm" svg:y2="13.322cm" draw:start-shape="id16" draw:start-glue-point="7" svg:d="M17301 13118l-532 204" svg:viewBox="0 0 533 205">
          <text:p/>
        </draw:connector>
        <draw:connector draw:style-name="gr8" draw:text-style-name="P2" xml:id="id73" draw:id="id73" draw:layer="layout" draw:type="line" svg:x1="17.28cm" svg:y1="12.123cm" svg:x2="17.725cm" svg:y2="11.911cm" draw:start-shape="id13" draw:start-glue-point="11" svg:d="M17280 12123l445-212" svg:viewBox="0 0 446 213">
          <text:p/>
        </draw:connector>
        <draw:connector draw:style-name="gr8" draw:text-style-name="P2" xml:id="id74" draw:id="id74" draw:layer="layout" draw:type="line" svg:x1="16.539cm" svg:y1="11.975cm" svg:x2="16.063cm" svg:y2="12.324cm" draw:start-shape="id15" draw:start-glue-point="7" svg:d="M16539 11975l-476 349" svg:viewBox="0 0 477 350">
          <text:p/>
        </draw:connector>
        <draw:connector draw:style-name="gr8" draw:text-style-name="P2" xml:id="id71" draw:id="id71" draw:layer="layout" draw:type="line" svg:x1="16.391cm" svg:y1="11.234cm" svg:x2="16.83cm" svg:y2="10.913cm" draw:start-shape="id12" draw:start-glue-point="11" svg:d="M16391 11234l439-321" svg:viewBox="0 0 440 322">
          <text:p/>
        </draw:connector>
        <draw:connector draw:style-name="gr8" draw:text-style-name="P2" xml:id="id68" draw:id="id68" draw:layer="layout" draw:type="line" svg:x1="15.523cm" svg:y1="11.213cm" svg:x2="15.208cm" svg:y2="11.51cm" draw:start-shape="id14" draw:start-glue-point="7" svg:d="M15523 11213l-315 297" svg:viewBox="0 0 316 298">
          <text:p/>
        </draw:connector>
        <draw:connector draw:style-name="gr5" draw:text-style-name="P2" draw:layer="layout" draw:type="line" svg:x1="14.367cm" svg:y1="11.029cm" svg:x2="14.862cm" svg:y2="11.253cm" draw:start-shape="id66" draw:start-glue-point="3" draw:end-shape="id67" draw:end-glue-point="3" svg:d="M14367 11029l495 224" svg:viewBox="0 0 496 225">
          <text:p/>
        </draw:connector>
        <draw:connector draw:style-name="gr5" draw:text-style-name="P2" xml:id="id109" draw:id="id109" draw:layer="layout" draw:type="line" svg:x1="14.862cm" svg:y1="11.253cm" svg:x2="15.208cm" svg:y2="11.51cm" draw:start-shape="id67" draw:start-glue-point="3" draw:end-shape="id68" draw:end-glue-point="3" svg:d="M14862 11253l346 257" svg:viewBox="0 0 347 258">
          <text:p/>
        </draw:connector>
        <draw:connector draw:style-name="gr5" draw:text-style-name="P2" draw:layer="layout" draw:type="line" svg:x1="15.208cm" svg:y1="11.51cm" svg:x2="15.643cm" svg:y2="11.911cm" draw:start-shape="id68" draw:start-glue-point="3" draw:end-shape="id69" draw:end-glue-point="3" svg:d="M15208 11510l435 401" svg:viewBox="0 0 436 402">
          <text:p/>
        </draw:connector>
        <draw:connector draw:style-name="gr5" draw:text-style-name="P2" draw:layer="layout" draw:type="line" svg:x1="16.246cm" svg:y1="10.541cm" svg:x2="16.83cm" svg:y2="10.913cm" draw:start-shape="id70" draw:start-glue-point="3" draw:end-shape="id71" draw:end-glue-point="3" svg:d="M16246 10541l584 372" svg:viewBox="0 0 585 373">
          <text:p/>
        </draw:connector>
        <draw:connector draw:style-name="gr5" draw:text-style-name="P2" xml:id="id107" draw:id="id107" draw:layer="layout" draw:type="line" svg:x1="16.83cm" svg:y1="10.913cm" svg:x2="17.305cm" svg:y2="11.314cm" draw:start-shape="id71" draw:start-glue-point="3" draw:end-shape="id72" draw:end-glue-point="3" svg:d="M16830 10913l475 401" svg:viewBox="0 0 476 402">
          <text:p/>
        </draw:connector>
        <draw:connector draw:style-name="gr5" draw:text-style-name="P2" draw:layer="layout" draw:type="line" svg:x1="17.305cm" svg:y1="11.314cm" svg:x2="17.725cm" svg:y2="11.911cm" draw:start-shape="id72" draw:start-glue-point="3" draw:end-shape="id73" draw:end-glue-point="3" svg:d="M17305 11314l420 597" svg:viewBox="0 0 421 598">
          <text:p/>
        </draw:connector>
        <draw:connector draw:style-name="gr5" draw:text-style-name="P2" draw:layer="layout" draw:type="line" svg:x1="16.063cm" svg:y1="12.324cm" svg:x2="16.504cm" svg:y2="12.691cm" draw:start-shape="id74" draw:start-glue-point="3" draw:end-shape="id75" draw:end-glue-point="3" svg:d="M16063 12324l441 367" svg:viewBox="0 0 442 368">
          <text:p/>
        </draw:connector>
        <draw:connector draw:style-name="gr5" draw:text-style-name="P2" xml:id="id105" draw:id="id105" draw:layer="layout" draw:type="line" svg:x1="16.504cm" svg:y1="12.691cm" svg:x2="16.769cm" svg:y2="13.322cm" draw:start-shape="id75" draw:start-glue-point="3" draw:end-shape="id76" draw:end-glue-point="3" svg:d="M16504 12691l265 631" svg:viewBox="0 0 266 632">
          <text:p/>
        </draw:connector>
        <draw:connector draw:style-name="gr5" draw:text-style-name="P2" draw:layer="layout" draw:type="line" svg:x1="16.769cm" svg:y1="13.322cm" svg:x2="16.999cm" svg:y2="13.892cm" draw:start-shape="id76" draw:start-glue-point="3" draw:end-shape="id77" draw:end-glue-point="3" svg:d="M16769 13322l230 570" svg:viewBox="0 0 231 571">
          <text:p/>
        </draw:connector>
        <draw:connector draw:style-name="gr5" draw:text-style-name="P2" draw:layer="layout" draw:type="line" svg:x1="18.166cm" svg:y1="12.508cm" svg:x2="18.56cm" svg:y2="13.363cm" draw:start-shape="id78" draw:start-glue-point="3" draw:end-shape="id79" draw:end-glue-point="3" svg:d="M18166 12508l394 855" svg:viewBox="0 0 395 856">
          <text:p/>
        </draw:connector>
        <draw:connector draw:style-name="gr5" draw:text-style-name="P2" xml:id="id103" draw:id="id103" draw:layer="layout" draw:type="line" svg:x1="18.56cm" svg:y1="13.363cm" svg:x2="18.77cm" svg:y2="14.054cm" draw:start-shape="id79" draw:start-glue-point="3" draw:end-shape="id80" draw:end-glue-point="3" svg:d="M18560 13363l210 691" svg:viewBox="0 0 211 692">
          <text:p/>
        </draw:connector>
        <draw:connector draw:style-name="gr5" draw:text-style-name="P2" draw:layer="layout" draw:type="line" svg:x1="18.77cm" svg:y1="14.054cm" svg:x2="18.926cm" svg:y2="14.611cm" draw:start-shape="id80" draw:start-glue-point="3" draw:end-shape="id81" draw:end-glue-point="3" svg:d="M18770 14054l156 557" svg:viewBox="0 0 157 558">
          <text:p/>
        </draw:connector>
        <draw:connector draw:style-name="gr5" draw:text-style-name="P2" draw:layer="layout" draw:type="line" svg:x1="17.183cm" svg:y1="14.333cm" svg:x2="17.339cm" svg:y2="14.787cm" draw:start-shape="id82" draw:start-glue-point="3" draw:end-shape="id83" draw:end-glue-point="3" svg:d="M17183 14333l156 454" svg:viewBox="0 0 157 455">
          <text:p/>
        </draw:connector>
        <draw:connector draw:style-name="gr5" draw:text-style-name="P2" xml:id="id101" draw:id="id101" draw:layer="layout" draw:type="line" svg:x1="17.339cm" svg:y1="14.787cm" svg:x2="17.468cm" svg:y2="15.297cm" draw:start-shape="id83" draw:start-glue-point="3" draw:end-shape="id84" draw:end-glue-point="3" svg:d="M17339 14787l129 510" svg:viewBox="0 0 130 511">
          <text:p/>
        </draw:connector>
        <draw:connector draw:style-name="gr5" draw:text-style-name="P2" draw:layer="layout" draw:type="line" svg:x1="17.468cm" svg:y1="15.297cm" svg:x2="17.576cm" svg:y2="15.873cm" draw:start-shape="id84" draw:start-glue-point="3" draw:end-shape="id85" draw:end-glue-point="3" svg:d="M17468 15297l108 576" svg:viewBox="0 0 109 577">
          <text:p/>
        </draw:connector>
        <draw:connector draw:style-name="gr5" draw:text-style-name="P2" draw:layer="layout" draw:type="line" svg:x1="18.974cm" svg:y1="15.208cm" svg:x2="19.021cm" svg:y2="15.839cm" draw:start-shape="id86" draw:start-glue-point="3" draw:end-shape="id87" draw:end-glue-point="3" svg:d="M18974 15208l47 631" svg:viewBox="0 0 48 632">
          <text:p/>
        </draw:connector>
        <draw:custom-shape draw:style-name="gr10" draw:text-style-name="P2" xml:id="id116" draw:id="id116" draw:layer="layout" svg:width="0.889cm" svg:height="0.762cm" svg:x="11.639cm" svg:y="6.207cm">
          <text:p text:style-name="P1"><text:span text:style-name="T1">P1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12" draw:id="id112" draw:layer="layout" svg:width="0.889cm" svg:height="0.762cm" svg:x="12.147cm" svg:y="12.049cm">
          <text:p text:style-name="P1"><text:span text:style-name="T1">P2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14" draw:id="id114" draw:layer="layout" svg:width="0.889cm" svg:height="0.762cm" svg:x="14.179cm" svg:y="7.604cm">
          <text:p text:style-name="P1"><text:span text:style-name="T1">P3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10" draw:id="id110" draw:layer="layout" svg:width="0.889cm" svg:height="0.762cm" svg:x="13.163cm" svg:y="13.319cm">
          <text:p text:style-name="P1"><text:span text:style-name="T1">P4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08" draw:id="id108" draw:layer="layout" svg:width="0.889cm" svg:height="0.762cm" svg:x="19.132cm" svg:y="10.017cm">
          <text:p text:style-name="P1"><text:span text:style-name="T1">P5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06" draw:id="id106" draw:layer="layout" svg:width="0.889cm" svg:height="0.762cm" svg:x="14.306cm" svg:y="14.081cm">
          <text:p text:style-name="P1"><text:span text:style-name="T1">P6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04" draw:id="id104" draw:layer="layout" svg:width="0.889cm" svg:height="0.762cm" svg:x="20.021cm" svg:y="13.573cm">
          <text:p text:style-name="P1"><text:span text:style-name="T1">P7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02" draw:id="id102" draw:layer="layout" svg:width="0.889cm" svg:height="0.762cm" svg:x="14.179cm" svg:y="15.351cm">
          <text:p text:style-name="P1"><text:span text:style-name="T1">P8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00" draw:id="id100" draw:layer="layout" svg:width="0.889cm" svg:height="0.762cm" svg:x="20.529cm" svg:y="15.859cm">
          <text:p text:style-name="P1"><text:span text:style-name="T1">P9</text:span></text:p>
          <draw:enhanced-geometry svg:viewBox="0 0 21600 21600" draw:type="rectangle" draw:enhanced-path="M 0 0 L 21600 0 21600 21600 0 21600 0 0 Z N"/>
        </draw:custom-shape>
        <draw:connector draw:style-name="gr5" draw:text-style-name="P2" xml:id="id99" draw:id="id99" draw:layer="layout" draw:type="line" svg:x1="19.021cm" svg:y1="15.839cm" svg:x2="18.967cm" svg:y2="16.538cm" draw:start-shape="id87" draw:start-glue-point="3" draw:end-shape="id88" draw:end-glue-point="3" svg:d="M19021 15839l-54 699" svg:viewBox="0 0 55 700">
          <text:p/>
        </draw:connector>
        <draw:connector draw:style-name="gr5" draw:text-style-name="P2" draw:layer="layout" draw:type="line" svg:x1="18.967cm" svg:y1="16.538cm" svg:x2="18.818cm" svg:y2="17.297cm" draw:start-shape="id88" draw:start-glue-point="3" draw:end-shape="id89" draw:end-glue-point="3" svg:d="M18967 16538l-149 759" svg:viewBox="0 0 150 760">
          <text:p/>
        </draw:connector>
        <draw:connector draw:style-name="gr5" draw:text-style-name="P2" draw:layer="layout" draw:type="line" svg:x1="17.596cm" svg:y1="16.457cm" svg:x2="17.495cm" svg:y2="17.019cm" draw:start-shape="id90" draw:start-glue-point="3" draw:end-shape="id91" draw:end-glue-point="3" svg:d="M17596 16457l-101 562" svg:viewBox="0 0 102 563">
          <text:p/>
        </draw:connector>
        <draw:connector draw:style-name="gr5" draw:text-style-name="P2" xml:id="id97" draw:id="id97" draw:layer="layout" draw:type="line" svg:x1="17.495cm" svg:y1="17.019cm" svg:x2="17.359cm" svg:y2="17.44cm" draw:start-shape="id91" draw:start-glue-point="3" draw:end-shape="id92" draw:end-glue-point="3" svg:d="M17495 17019l-136 421" svg:viewBox="0 0 137 422">
          <text:p/>
        </draw:connector>
        <draw:connector draw:style-name="gr5" draw:text-style-name="P2" draw:layer="layout" draw:type="line" svg:x1="17.359cm" svg:y1="17.44cm" svg:x2="17.284cm" svg:y2="17.786cm" draw:start-shape="id92" draw:start-glue-point="3" draw:end-shape="id93" draw:end-glue-point="3" svg:d="M17359 17440l-75 346" svg:viewBox="0 0 76 347">
          <text:p/>
        </draw:connector>
        <draw:connector draw:style-name="gr5" draw:text-style-name="P2" draw:layer="layout" draw:type="line" svg:x1="18.641cm" svg:y1="17.888cm" svg:x2="18.594cm" svg:y2="18.349cm" draw:start-shape="id94" draw:start-glue-point="3" draw:end-shape="id95" draw:end-glue-point="3" svg:d="M18641 17888l-47 461" svg:viewBox="0 0 48 462">
          <text:p/>
        </draw:connector>
        <draw:connector draw:style-name="gr5" draw:text-style-name="P2" xml:id="id126" draw:id="id126" draw:layer="layout" draw:type="line" svg:x1="18.594cm" svg:y1="18.349cm" svg:x2="18.193cm" svg:y2="19.082cm" draw:start-shape="id95" draw:start-glue-point="3" draw:end-shape="id96" draw:end-glue-point="3" svg:d="M18594 18349l-401 733" svg:viewBox="0 0 402 734">
          <text:p/>
        </draw:connector>
        <draw:connector draw:style-name="gr5" draw:text-style-name="P2" draw:layer="layout" draw:type="curve" draw:line-skew="1.093cm" svg:x1="17.427cm" svg:y1="17.229cm" svg:x2="16.844cm" svg:y2="17.198cm" draw:start-shape="id97" draw:start-glue-point="0" draw:end-shape="id98" draw:end-glue-point="0" svg:d="M17427 17229c-510 0-219-31-583-31" svg:viewBox="0 0 584 32">
          <text:p/>
        </draw:connector>
        <draw:connector draw:style-name="gr5" draw:text-style-name="P2" draw:layer="layout" draw:type="curve" svg:x1="18.994cm" svg:y1="16.188cm" svg:x2="20.529cm" svg:y2="16.24cm" draw:start-shape="id99" draw:start-glue-point="0" draw:end-shape="id100" svg:d="M18994 16188c1171 0 404 52 1535 52" svg:viewBox="0 0 1536 53">
          <text:p/>
        </draw:connector>
        <draw:connector draw:style-name="gr5" draw:text-style-name="P2" draw:layer="layout" draw:type="curve" svg:x1="17.403cm" svg:y1="15.042cm" svg:x2="15.068cm" svg:y2="15.732cm" draw:start-shape="id101" draw:start-glue-point="0" draw:end-shape="id102" draw:end-glue-point="1" svg:d="M17403 15042c-1800 0-633 690-2335 690" svg:viewBox="0 0 2336 691">
          <text:p/>
        </draw:connector>
        <draw:connector draw:style-name="gr5" draw:text-style-name="P2" draw:layer="layout" draw:type="curve" svg:x1="18.665cm" svg:y1="13.708cm" svg:x2="20.021cm" svg:y2="13.954cm" draw:start-shape="id103" draw:start-glue-point="0" draw:end-shape="id104" draw:end-glue-point="3" svg:d="M18665 13708c1095 0 417 246 1356 246" svg:viewBox="0 0 1357 247">
          <text:p/>
        </draw:connector>
        <draw:connector draw:style-name="gr5" draw:text-style-name="P2" draw:layer="layout" draw:type="curve" draw:line-skew="0.585cm" svg:x1="16.636cm" svg:y1="13.006cm" svg:x2="15.195cm" svg:y2="14.462cm" draw:start-shape="id105" draw:start-glue-point="0" draw:end-shape="id106" draw:end-glue-point="1" svg:d="M16636 13006c-303 0 417 1456-1441 1456" svg:viewBox="0 0 1442 1457">
          <text:p/>
        </draw:connector>
        <draw:connector draw:style-name="gr5" draw:text-style-name="P2" draw:layer="layout" draw:type="curve" svg:x1="17.067cm" svg:y1="11.113cm" svg:x2="19.132cm" svg:y2="10.398cm" draw:start-shape="id107" draw:start-glue-point="0" draw:end-shape="id108" draw:end-glue-point="3" svg:d="M17067 11113c1726 0 694-715 2065-715" svg:viewBox="0 0 2066 716">
          <text:p/>
        </draw:connector>
        <draw:connector draw:style-name="gr5" draw:text-style-name="P2" draw:layer="layout" draw:type="curve" draw:line-skew="0.364cm" svg:x1="15.035cm" svg:y1="11.381cm" svg:x2="13.607cm" svg:y2="13.319cm" draw:start-shape="id109" draw:start-glue-point="0" draw:end-shape="id110" draw:end-glue-point="0" svg:d="M15035 11381c0 2097-1428 1128-1428 1938" svg:viewBox="0 0 1429 1939">
          <text:p/>
        </draw:connector>
        <draw:connector draw:style-name="gr5" draw:text-style-name="P2" draw:layer="layout" draw:type="curve" svg:x1="12.972cm" svg:y1="10.713cm" svg:x2="12.591cm" svg:y2="12.049cm" draw:start-shape="id111" draw:start-glue-point="0" draw:end-shape="id112" draw:end-glue-point="0" svg:d="M12972 10713c0 1051-381 384-381 1336" svg:viewBox="0 0 382 1337">
          <text:p/>
        </draw:connector>
        <draw:connector draw:style-name="gr5" draw:text-style-name="P2" draw:layer="layout" draw:type="curve" svg:x1="14.251cm" svg:y1="9.509cm" svg:x2="14.623cm" svg:y2="8.366cm" draw:start-shape="id113" draw:start-glue-point="0" draw:end-shape="id114" draw:end-glue-point="2" svg:d="M14251 9509c248 0 372-381 372-1143" svg:viewBox="0 0 373 1144">
          <text:p/>
        </draw:connector>
        <draw:connector draw:style-name="gr5" draw:text-style-name="P2" draw:layer="layout" draw:type="curve" svg:x1="12.278cm" svg:y1="9.124cm" svg:x2="12.083cm" svg:y2="6.969cm" draw:start-shape="id115" draw:start-glue-point="0" draw:end-shape="id116" svg:d="M12278 9124c0-1623-195-546-195-2155" svg:viewBox="0 0 196 2156">
          <text:p/>
        </draw:connector>
        <draw:connector draw:style-name="gr5" draw:text-style-name="P2" draw:layer="layout" draw:type="line" svg:x1="18.193cm" svg:y1="19.082cm" svg:x2="17.806cm" svg:y2="19.849cm" draw:start-shape="id96" draw:start-glue-point="3" draw:end-shape="id117" draw:end-glue-point="3" svg:d="M18193 19082l-387 767" svg:viewBox="0 0 388 768">
          <text:p/>
        </draw:connector>
        <draw:connector draw:style-name="gr5" draw:text-style-name="P2" draw:layer="layout" draw:type="line" svg:x1="17.02cm" svg:y1="18.24cm" svg:x2="16.714cm" svg:y2="19cm" draw:start-shape="id118" draw:start-glue-point="3" draw:end-shape="id119" draw:end-glue-point="3" svg:d="M17020 18240l-306 760" svg:viewBox="0 0 307 761">
          <text:p/>
        </draw:connector>
        <draw:connector draw:style-name="gr5" draw:text-style-name="P2" xml:id="id197" draw:id="id197" draw:layer="layout" draw:type="line" svg:x1="16.714cm" svg:y1="19cm" svg:x2="16.035cm" svg:y2="19.577cm" draw:start-shape="id119" draw:start-glue-point="3" draw:end-shape="id120" draw:end-glue-point="3" svg:d="M16714 19000l-679 577" svg:viewBox="0 0 680 578">
          <text:p/>
        </draw:connector>
        <draw:connector draw:style-name="gr5" draw:text-style-name="P2" draw:layer="layout" draw:type="line" svg:x1="16.035cm" svg:y1="19.577cm" svg:x2="15.703cm" svg:y2="20.052cm" draw:start-shape="id120" draw:start-glue-point="3" draw:end-shape="id121" draw:end-glue-point="3" svg:d="M16035 19577l-332 475" svg:viewBox="0 0 333 476">
          <text:p/>
        </draw:connector>
        <draw:connector draw:style-name="gr5" draw:text-style-name="P2" draw:layer="layout" draw:type="line" svg:x1="17.107cm" svg:y1="20.547cm" svg:x2="16.7cm" svg:y2="21.063cm" draw:start-shape="id122" draw:start-glue-point="3" draw:end-shape="id123" draw:end-glue-point="3" svg:d="M17107 20547l-407 516" svg:viewBox="0 0 408 517">
          <text:p/>
        </draw:connector>
        <draw:connector draw:style-name="gr5" draw:text-style-name="P2" xml:id="id199" draw:id="id199" draw:layer="layout" draw:type="line" svg:x1="16.7cm" svg:y1="21.063cm" svg:x2="15.947cm" svg:y2="21.422cm" draw:start-shape="id123" draw:start-glue-point="3" draw:end-shape="id124" draw:end-glue-point="3" svg:d="M16700 21063l-753 359" svg:viewBox="0 0 754 360">
          <text:p/>
        </draw:connector>
        <draw:connector draw:style-name="gr5" draw:text-style-name="P2" draw:layer="layout" draw:type="line" svg:x1="15.947cm" svg:y1="21.422cm" svg:x2="15.357cm" svg:y2="21.871cm" draw:start-shape="id124" draw:start-glue-point="3" draw:end-shape="id125" draw:end-glue-point="3" svg:d="M15947 21422l-590 449" svg:viewBox="0 0 591 450">
          <text:p/>
        </draw:connector>
        <draw:connector draw:style-name="gr5" draw:text-style-name="P2" draw:layer="layout" draw:type="curve" draw:line-skew="2.272cm" svg:x1="18.393cm" svg:y1="18.715cm" svg:x2="20.021cm" svg:y2="10.398cm" draw:start-shape="id126" draw:start-glue-point="0" draw:end-shape="id108" draw:end-glue-point="1" svg:d="M18393 18715c6618 0 5804-8317 1628-8317" svg:viewBox="0 0 4869 8318">
          <text:p/>
        </draw:connector>
        <draw:connector draw:style-name="gr11" draw:text-style-name="P2" draw:layer="layout" draw:type="line" svg:x1="15.133cm" svg:y1="20.446cm" svg:x2="14.509cm" svg:y2="20.737cm" draw:start-shape="id127" draw:start-glue-point="3" draw:end-shape="id128" draw:end-glue-point="3" svg:d="M15133 20446l-624 291" svg:viewBox="0 0 625 292">
          <text:p/>
        </draw:connector>
        <draw:connector draw:style-name="gr11" draw:text-style-name="P2" xml:id="id201" draw:id="id201" draw:layer="layout" draw:type="line" svg:x1="14.509cm" svg:y1="20.737cm" svg:x2="14.014cm" svg:y2="21.009cm" draw:start-shape="id128" draw:start-glue-point="3" draw:end-shape="id129" draw:end-glue-point="3" svg:d="M14509 20737l-495 272" svg:viewBox="0 0 496 273">
          <text:p/>
        </draw:connector>
        <draw:connector draw:style-name="gr11" draw:text-style-name="P2" draw:layer="layout" draw:type="line" svg:x1="14.014cm" svg:y1="21.009cm" svg:x2="13.512cm" svg:y2="21.266cm" draw:start-shape="id129" draw:start-glue-point="3" draw:end-shape="id130" draw:end-glue-point="3" svg:d="M14014 21009l-502 257" svg:viewBox="0 0 503 258">
          <text:p/>
        </draw:connector>
        <draw:connector draw:style-name="gr11" draw:text-style-name="P2" draw:layer="layout" draw:type="line" svg:x1="14.719cm" svg:y1="22.277cm" svg:x2="14.197cm" svg:y2="22.522cm" draw:start-shape="id131" draw:start-glue-point="3" draw:end-shape="id132" draw:end-glue-point="3" svg:d="M14719 22277l-522 245" svg:viewBox="0 0 523 246">
          <text:p/>
        </draw:connector>
        <draw:connector draw:style-name="gr11" draw:text-style-name="P2" xml:id="id202" draw:id="id202" draw:layer="layout" draw:type="line" svg:x1="13.376cm" svg:y1="22.644cm" svg:x2="14.197cm" svg:y2="22.522cm" draw:start-shape="id133" draw:start-glue-point="3" draw:end-shape="id132" draw:end-glue-point="3" svg:d="M13376 22644l821-122" svg:viewBox="0 0 822 123">
          <text:p/>
        </draw:connector>
        <draw:connector draw:style-name="gr11" draw:text-style-name="P2" draw:layer="layout" draw:type="line" svg:x1="12.711cm" svg:y1="22.861cm" svg:x2="13.376cm" svg:y2="22.644cm" draw:start-shape="id134" draw:start-glue-point="3" draw:end-shape="id133" draw:end-glue-point="3" svg:d="M12711 22861l665-217" svg:viewBox="0 0 666 218">
          <text:p/>
        </draw:connector>
        <draw:connector draw:style-name="gr11" draw:text-style-name="P2" draw:layer="layout" draw:type="line" svg:x1="12.569cm" svg:y1="21.45cm" svg:x2="13.132cm" svg:y2="21.335cm" draw:start-shape="id135" draw:start-glue-point="3" draw:end-shape="id136" draw:end-glue-point="3" svg:d="M12569 21450l563-115" svg:viewBox="0 0 564 116">
          <text:p/>
        </draw:connector>
        <draw:connector draw:style-name="gr11" draw:text-style-name="P2" xml:id="id203" draw:id="id203" draw:layer="layout" draw:type="line" svg:x1="11.891cm" svg:y1="21.436cm" svg:x2="12.569cm" svg:y2="21.45cm" draw:start-shape="id137" draw:start-glue-point="3" draw:end-shape="id135" draw:end-glue-point="3" svg:d="M11891 21436l678 14" svg:viewBox="0 0 679 15">
          <text:p/>
        </draw:connector>
        <draw:connector draw:style-name="gr11" draw:text-style-name="P2" draw:layer="layout" draw:type="line" svg:x1="11.904cm" svg:y1="22.82cm" svg:x2="11.199cm" svg:y2="22.854cm" draw:start-shape="id138" draw:start-glue-point="3" draw:end-shape="id139" draw:end-glue-point="3" svg:d="M11904 22820l-705 34" svg:viewBox="0 0 706 35">
          <text:p/>
        </draw:connector>
        <draw:connector draw:style-name="gr11" draw:text-style-name="P2" draw:layer="layout" draw:type="line" svg:x1="11.287cm" svg:y1="21.457cm" svg:x2="11.891cm" svg:y2="21.436cm" draw:start-shape="id140" draw:start-glue-point="3" draw:end-shape="id137" draw:end-glue-point="3" svg:d="M11287 21457l604-21" svg:viewBox="0 0 605 22">
          <text:p/>
        </draw:connector>
        <draw:connector draw:style-name="gr11" draw:text-style-name="P2" xml:id="id226" draw:id="id226" draw:layer="layout" draw:type="line" svg:x1="10.486cm" svg:y1="22.739cm" svg:x2="11.199cm" svg:y2="22.854cm" draw:start-shape="id141" draw:start-glue-point="3" draw:end-shape="id139" draw:end-glue-point="3" svg:d="M10486 22739l713 115" svg:viewBox="0 0 714 116">
          <text:p/>
        </draw:connector>
        <draw:connector draw:style-name="gr11" draw:text-style-name="P2" draw:layer="layout" draw:type="line" svg:x1="9.557cm" svg:y1="22.468cm" svg:x2="10.486cm" svg:y2="22.739cm" draw:start-shape="id142" draw:start-glue-point="3" draw:end-shape="id141" draw:end-glue-point="3" svg:d="M9557 22468l929 271" svg:viewBox="0 0 930 272">
          <text:p/>
        </draw:connector>
        <draw:connector draw:style-name="gr11" draw:text-style-name="P2" draw:layer="layout" draw:type="line" svg:x1="10.201cm" svg:y1="21.179cm" svg:x2="10.751cm" svg:y2="21.314cm" draw:start-shape="id143" draw:start-glue-point="3" draw:end-shape="id144" draw:end-glue-point="3" svg:d="M10201 21179l550 135" svg:viewBox="0 0 551 136">
          <text:p/>
        </draw:connector>
        <draw:connector draw:style-name="gr11" draw:text-style-name="P2" xml:id="id204" draw:id="id204" draw:layer="layout" draw:type="line" svg:x1="9.781cm" svg:y1="20.989cm" svg:x2="10.201cm" svg:y2="21.179cm" draw:start-shape="id145" draw:start-glue-point="3" draw:end-shape="id143" draw:end-glue-point="3" svg:d="M9781 20989l420 190" svg:viewBox="0 0 421 191">
          <text:p/>
        </draw:connector>
        <draw:connector draw:style-name="gr11" draw:text-style-name="P2" draw:layer="layout" draw:type="line" svg:x1="9.164cm" svg:y1="20.717cm" svg:x2="9.781cm" svg:y2="20.989cm" draw:start-shape="id146" draw:start-glue-point="3" draw:end-shape="id145" draw:end-glue-point="3" svg:d="M9164 20717l617 272" svg:viewBox="0 0 618 273">
          <text:p/>
        </draw:connector>
        <draw:connector draw:style-name="gr11" draw:text-style-name="P2" draw:layer="layout" draw:type="line" svg:x1="8.844cm" svg:y1="22.264cm" svg:x2="8.214cm" svg:y2="21.809cm" draw:start-shape="id147" draw:start-glue-point="3" draw:end-shape="id148" draw:end-glue-point="3" svg:d="M8844 22264l-630-455" svg:viewBox="0 0 631 456">
          <text:p/>
        </draw:connector>
        <draw:connector draw:style-name="gr11" draw:text-style-name="P2" xml:id="id205" draw:id="id205" draw:layer="layout" draw:type="line" svg:x1="7.624cm" svg:y1="21.497cm" svg:x2="8.214cm" svg:y2="21.809cm" draw:start-shape="id149" draw:start-glue-point="3" draw:end-shape="id148" draw:end-glue-point="3" svg:d="M7624 21497l590 312" svg:viewBox="0 0 591 313">
          <text:p/>
        </draw:connector>
        <draw:connector draw:style-name="gr11" draw:text-style-name="P2" draw:layer="layout" draw:type="line" svg:x1="7.067cm" svg:y1="20.982cm" svg:x2="7.624cm" svg:y2="21.497cm" draw:start-shape="id150" draw:start-glue-point="3" draw:end-shape="id149" draw:end-glue-point="3" svg:d="M7067 20982l557 515" svg:viewBox="0 0 558 516">
          <text:p/>
        </draw:connector>
        <draw:connector draw:style-name="gr11" draw:text-style-name="P2" draw:layer="layout" draw:type="line" svg:x1="8.133cm" svg:y1="19.916cm" svg:x2="8.702cm" svg:y2="20.337cm" draw:start-shape="id151" draw:start-glue-point="3" draw:end-shape="id152" draw:end-glue-point="3" svg:d="M8133 19916l569 421" svg:viewBox="0 0 570 422">
          <text:p/>
        </draw:connector>
        <draw:connector draw:style-name="gr11" draw:text-style-name="P2" xml:id="id207" draw:id="id207" draw:layer="layout" draw:type="line" svg:x1="7.739cm" svg:y1="19.387cm" svg:x2="8.133cm" svg:y2="19.916cm" draw:start-shape="id153" draw:start-glue-point="3" draw:end-shape="id151" draw:end-glue-point="3" svg:d="M7739 19387l394 529" svg:viewBox="0 0 395 530">
          <text:p/>
        </draw:connector>
        <draw:connector draw:style-name="gr11" draw:text-style-name="P2" draw:layer="layout" draw:type="line" svg:x1="7.298cm" svg:y1="18.96cm" svg:x2="7.739cm" svg:y2="19.387cm" draw:start-shape="id154" draw:start-glue-point="3" draw:end-shape="id153" draw:end-glue-point="3" svg:d="M7298 18960l441 427" svg:viewBox="0 0 442 428">
          <text:p/>
        </draw:connector>
        <draw:connector draw:style-name="gr11" draw:text-style-name="P2" draw:layer="layout" draw:type="line" svg:x1="6.022cm" svg:y1="19.964cm" svg:x2="6.511cm" svg:y2="20.452cm" draw:start-shape="id155" draw:start-glue-point="3" draw:end-shape="id156" draw:end-glue-point="3" svg:d="M6022 19964l489 488" svg:viewBox="0 0 490 489">
          <text:p/>
        </draw:connector>
        <draw:connector draw:style-name="gr11" draw:text-style-name="P2" xml:id="id209" draw:id="id209" draw:layer="layout" draw:type="line" svg:x1="5.643cm" svg:y1="19.265cm" svg:x2="6.022cm" svg:y2="19.964cm" draw:start-shape="id157" draw:start-glue-point="3" draw:end-shape="id155" draw:end-glue-point="3" svg:d="M5643 19265l379 699" svg:viewBox="0 0 380 700">
          <text:p/>
        </draw:connector>
        <draw:connector draw:style-name="gr11" draw:text-style-name="P2" draw:layer="layout" draw:type="line" svg:x1="5.242cm" svg:y1="18.37cm" svg:x2="5.643cm" svg:y2="19.265cm" draw:start-shape="id158" draw:start-glue-point="3" draw:end-shape="id157" draw:end-glue-point="3" svg:d="M5242 18370l401 895" svg:viewBox="0 0 402 896">
          <text:p/>
        </draw:connector>
        <draw:connector draw:style-name="gr11" draw:text-style-name="P2" draw:layer="layout" draw:type="line" svg:x1="6.803cm" svg:y1="17.719cm" svg:x2="7.033cm" svg:y2="18.316cm" draw:start-shape="id159" draw:start-glue-point="3" draw:end-shape="id160" draw:end-glue-point="3" svg:d="M6803 17719l230 597" svg:viewBox="0 0 231 598">
          <text:p/>
        </draw:connector>
        <draw:connector draw:style-name="gr11" draw:text-style-name="P2" xml:id="id211" draw:id="id211" draw:layer="layout" draw:type="line" svg:x1="6.585cm" svg:y1="17.325cm" svg:x2="6.803cm" svg:y2="17.719cm" draw:start-shape="id161" draw:start-glue-point="3" draw:end-shape="id159" draw:end-glue-point="3" svg:d="M6585 17325l218 394" svg:viewBox="0 0 219 395">
          <text:p/>
        </draw:connector>
        <draw:connector draw:style-name="gr11" draw:text-style-name="P2" draw:layer="layout" draw:type="line" svg:x1="6.484cm" svg:y1="16.871cm" svg:x2="6.585cm" svg:y2="17.325cm" draw:start-shape="id162" draw:start-glue-point="3" draw:end-shape="id161" draw:end-glue-point="3" svg:d="M6484 16871l101 454" svg:viewBox="0 0 102 455">
          <text:p/>
        </draw:connector>
        <draw:connector draw:style-name="gr11" draw:text-style-name="P2" draw:layer="layout" draw:type="line" svg:x1="4.984cm" svg:y1="17.067cm" svg:x2="5.046cm" svg:y2="17.617cm" draw:start-shape="id163" draw:start-glue-point="3" draw:end-shape="id164" draw:end-glue-point="3" svg:d="M4984 17067l62 550" svg:viewBox="0 0 63 551">
          <text:p/>
        </draw:connector>
        <draw:connector draw:style-name="gr11" draw:text-style-name="P2" xml:id="id213" draw:id="id213" draw:layer="layout" draw:type="line" svg:x1="4.958cm" svg:y1="16.396cm" svg:x2="4.984cm" svg:y2="17.067cm" draw:start-shape="id165" draw:start-glue-point="3" draw:end-shape="id163" draw:end-glue-point="3" svg:d="M4958 16396l26 671" svg:viewBox="0 0 27 672">
          <text:p/>
        </draw:connector>
        <draw:connector draw:style-name="gr11" draw:text-style-name="P2" draw:layer="layout" draw:type="line" svg:x1="4.91cm" svg:y1="15.853cm" svg:x2="4.958cm" svg:y2="16.396cm" draw:start-shape="id166" draw:start-glue-point="3" draw:end-shape="id165" draw:end-glue-point="3" svg:d="M4910 15853l48 543" svg:viewBox="0 0 49 544">
          <text:p/>
        </draw:connector>
        <draw:connector draw:style-name="gr11" draw:text-style-name="P2" draw:layer="layout" draw:type="line" svg:x1="6.437cm" svg:y1="15.866cm" svg:x2="6.47cm" svg:y2="16.375cm" draw:start-shape="id167" draw:start-glue-point="3" draw:end-shape="id168" draw:end-glue-point="3" svg:d="M6437 15866l33 509" svg:viewBox="0 0 34 510">
          <text:p/>
        </draw:connector>
        <draw:connector draw:style-name="gr11" draw:text-style-name="P2" xml:id="id215" draw:id="id215" draw:layer="layout" draw:type="line" svg:x1="6.49cm" svg:y1="15.296cm" svg:x2="6.437cm" svg:y2="15.866cm" draw:start-shape="id169" draw:start-glue-point="3" draw:end-shape="id167" draw:end-glue-point="3" svg:d="M6490 15296l-53 570" svg:viewBox="0 0 54 571">
          <text:p/>
        </draw:connector>
        <draw:connector draw:style-name="gr11" draw:text-style-name="P2" draw:layer="layout" draw:type="line" svg:x1="6.525cm" svg:y1="14.659cm" svg:x2="6.49cm" svg:y2="15.296cm" draw:start-shape="id170" draw:start-glue-point="3" draw:end-shape="id169" draw:end-glue-point="3" svg:d="M6525 14659l-35 637" svg:viewBox="0 0 36 638">
          <text:p/>
        </draw:connector>
        <draw:connector draw:style-name="gr11" draw:text-style-name="P2" draw:layer="layout" draw:type="line" svg:x1="5.018cm" svg:y1="14.523cm" svg:x2="4.944cm" svg:y2="15.168cm" draw:start-shape="id171" draw:start-glue-point="3" draw:end-shape="id172" draw:end-glue-point="3" svg:d="M5018 14523l-74 645" svg:viewBox="0 0 75 646">
          <text:p/>
        </draw:connector>
        <draw:connector draw:style-name="gr11" draw:text-style-name="P2" xml:id="id217" draw:id="id217" draw:layer="layout" draw:type="line" svg:x1="5.236cm" svg:y1="13.818cm" svg:x2="5.018cm" svg:y2="14.523cm" draw:start-shape="id173" draw:start-glue-point="3" draw:end-shape="id171" draw:end-glue-point="3" svg:d="M5236 13818l-218 705" svg:viewBox="0 0 219 706">
          <text:p/>
        </draw:connector>
        <draw:connector draw:style-name="gr11" draw:text-style-name="P2" draw:layer="layout" draw:type="line" svg:x1="5.588cm" svg:y1="12.935cm" svg:x2="5.236cm" svg:y2="13.818cm" draw:start-shape="id174" draw:start-glue-point="3" draw:end-shape="id173" draw:end-glue-point="3" svg:d="M5588 12935l-352 883" svg:viewBox="0 0 353 884">
          <text:p/>
        </draw:connector>
        <draw:connector draw:style-name="gr11" draw:text-style-name="P2" draw:layer="layout" draw:type="line" svg:x1="6.877cm" svg:y1="13.6cm" svg:x2="6.687cm" svg:y2="14.177cm" draw:start-shape="id175" draw:start-glue-point="3" draw:end-shape="id176" draw:end-glue-point="3" svg:d="M6877 13600l-190 577" svg:viewBox="0 0 191 578">
          <text:p/>
        </draw:connector>
        <draw:connector draw:style-name="gr12" draw:text-style-name="P2" xml:id="id177" draw:id="id177" draw:layer="layout" draw:type="line" svg:x1="6.739cm" svg:y1="12.864cm" svg:x2="7.151cm" svg:y2="13.115cm" draw:start-shape="id56" draw:start-glue-point="9" svg:d="M6739 12864l412 251" svg:viewBox="0 0 413 252">
          <text:p/>
        </draw:connector>
        <draw:connector draw:style-name="gr11" draw:text-style-name="P2" xml:id="id219" draw:id="id219" draw:layer="layout" draw:type="line" svg:x1="7.151cm" svg:y1="13.115cm" svg:x2="6.877cm" svg:y2="13.6cm" draw:start-shape="id177" draw:start-glue-point="3" draw:end-shape="id175" draw:end-glue-point="3" svg:d="M7151 13115l-274 485" svg:viewBox="0 0 275 486">
          <text:p/>
        </draw:connector>
        <draw:connector draw:style-name="gr11" draw:text-style-name="P2" draw:layer="layout" draw:type="line" svg:x1="7.502cm" svg:y1="12.623cm" svg:x2="7.151cm" svg:y2="13.115cm" draw:start-shape="id178" draw:start-glue-point="3" draw:end-shape="id177" draw:end-glue-point="3" svg:d="M7502 12623l-351 492" svg:viewBox="0 0 352 493">
          <text:p/>
        </draw:connector>
        <draw:connector draw:style-name="gr11" draw:text-style-name="P2" draw:layer="layout" draw:type="line" svg:x1="6.409cm" svg:y1="11.694cm" svg:x2="6.05cm" svg:y2="12.223cm" draw:start-shape="id179" draw:start-glue-point="3" draw:end-shape="id180" draw:end-glue-point="3" svg:d="M6409 11694l-359 529" svg:viewBox="0 0 360 530">
          <text:p/>
        </draw:connector>
        <draw:connector draw:style-name="gr11" draw:text-style-name="P2" xml:id="id220" draw:id="id220" draw:layer="layout" draw:type="line" svg:x1="6.816cm" svg:y1="11.171cm" svg:x2="6.409cm" svg:y2="11.694cm" draw:start-shape="id181" draw:start-glue-point="3" draw:end-shape="id179" draw:end-glue-point="3" svg:d="M6816 11171l-407 523" svg:viewBox="0 0 408 524">
          <text:p/>
        </draw:connector>
        <draw:connector draw:style-name="gr11" draw:text-style-name="P2" draw:layer="layout" draw:type="line" svg:x1="7.298cm" svg:y1="10.778cm" svg:x2="6.816cm" svg:y2="11.171cm" draw:start-shape="id182" draw:start-glue-point="3" draw:end-shape="id181" draw:end-glue-point="3" svg:d="M7298 10778l-482 393" svg:viewBox="0 0 483 394">
          <text:p/>
        </draw:connector>
        <draw:connector draw:style-name="gr11" draw:text-style-name="P2" draw:layer="layout" draw:type="line" svg:x1="8.282cm" svg:y1="11.768cm" svg:x2="7.773cm" svg:y2="12.148cm" draw:start-shape="id183" draw:start-glue-point="3" draw:end-shape="id184" draw:end-glue-point="3" svg:d="M8282 11768l-509 380" svg:viewBox="0 0 510 381">
          <text:p/>
        </draw:connector>
        <draw:connector draw:style-name="gr11" draw:text-style-name="P2" xml:id="id221" draw:id="id221" draw:layer="layout" draw:type="line" svg:x1="8.716cm" svg:y1="11.463cm" svg:x2="8.282cm" svg:y2="11.768cm" draw:start-shape="id185" draw:start-glue-point="3" draw:end-shape="id183" draw:end-glue-point="3" svg:d="M8716 11463l-434 305" svg:viewBox="0 0 435 306">
          <text:p/>
        </draw:connector>
        <draw:connector draw:style-name="gr11" draw:text-style-name="P2" draw:layer="layout" draw:type="line" svg:x1="9.259cm" svg:y1="11.232cm" svg:x2="8.716cm" svg:y2="11.463cm" draw:start-shape="id186" draw:start-glue-point="3" draw:end-shape="id185" draw:end-glue-point="3" svg:d="M9259 11232l-543 231" svg:viewBox="0 0 544 232">
          <text:p/>
        </draw:connector>
        <draw:connector draw:style-name="gr11" draw:text-style-name="P2" draw:layer="layout" draw:type="line" svg:x1="8.445cm" svg:y1="10.12cm" svg:x2="7.807cm" svg:y2="10.411cm" draw:start-shape="id187" draw:start-glue-point="3" draw:end-shape="id188" draw:end-glue-point="3" svg:d="M8445 10120l-638 291" svg:viewBox="0 0 639 292">
          <text:p/>
        </draw:connector>
        <draw:connector draw:style-name="gr11" draw:text-style-name="P2" xml:id="id222" draw:id="id222" draw:layer="layout" draw:type="line" svg:x1="9.171cm" svg:y1="9.767cm" svg:x2="8.445cm" svg:y2="10.12cm" draw:start-shape="id189" draw:start-glue-point="3" draw:end-shape="id187" draw:end-glue-point="3" svg:d="M9171 9767l-726 353" svg:viewBox="0 0 727 354">
          <text:p/>
        </draw:connector>
        <draw:connector draw:style-name="gr11" draw:text-style-name="P2" draw:layer="layout" draw:type="line" svg:x1="9.673cm" svg:y1="9.624cm" svg:x2="9.171cm" svg:y2="9.767cm" draw:start-shape="id190" draw:start-glue-point="3" draw:end-shape="id189" draw:end-glue-point="3" svg:d="M9673 9624l-502 143" svg:viewBox="0 0 503 144">
          <text:p/>
        </draw:connector>
        <draw:connector draw:style-name="gr11" draw:text-style-name="P2" draw:layer="layout" draw:type="line" svg:x1="10.188cm" svg:y1="10.812cm" svg:x2="9.679cm" svg:y2="10.995cm" draw:start-shape="id191" draw:start-glue-point="3" draw:end-shape="id192" draw:end-glue-point="3" svg:d="M10188 10812l-509 183" svg:viewBox="0 0 510 184">
          <text:p/>
        </draw:connector>
        <draw:connector draw:style-name="gr11" draw:text-style-name="P2" xml:id="id223" draw:id="id223" draw:layer="layout" draw:type="line" svg:x1="10.785cm" svg:y1="10.662cm" svg:x2="10.188cm" svg:y2="10.812cm" draw:start-shape="id193" draw:start-glue-point="3" draw:end-shape="id191" draw:end-glue-point="3" svg:d="M10785 10662l-597 150" svg:viewBox="0 0 598 151">
          <text:p/>
        </draw:connector>
        <draw:connector draw:style-name="gr11" draw:text-style-name="P2" draw:layer="layout" draw:type="line" svg:x1="11.321cm" svg:y1="10.581cm" svg:x2="10.785cm" svg:y2="10.662cm" draw:start-shape="id194" draw:start-glue-point="3" draw:end-shape="id193" draw:end-glue-point="3" svg:d="M11321 10581l-536 81" svg:viewBox="0 0 537 82">
          <text:p/>
        </draw:connector>
        <draw:connector draw:style-name="gr11" draw:text-style-name="P2" xml:id="id224" draw:id="id224" draw:layer="layout" draw:type="line" svg:x1="11.185cm" svg:y1="9.163cm" svg:x2="10.432cm" svg:y2="9.339cm" draw:start-shape="id195" draw:start-glue-point="3" draw:end-shape="id196" draw:end-glue-point="3" svg:d="M11185 9163l-753 176" svg:viewBox="0 0 754 177">
          <text:p/>
        </draw:connector>
        <draw:custom-shape draw:style-name="gr10" draw:text-style-name="P2" xml:id="id216" draw:id="id216" draw:layer="layout" svg:width="0.889cm" svg:height="0.762cm" svg:x="10.369cm" svg:y="14.843cm">
          <text:p text:style-name="P1"><text:span text:style-name="T1">P3</text:span>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type="curve" svg:x1="16.374cm" svg:y1="19.288cm" svg:x2="14.595cm" svg:y2="18.251cm" draw:start-shape="id197" draw:start-glue-point="0" draw:end-shape="id198" draw:end-glue-point="0" svg:d="M16374 19288c0-692-593-1037-1779-1037" svg:viewBox="0 0 1780 1038">
          <text:p/>
        </draw:connector>
        <draw:connector draw:style-name="gr11" draw:text-style-name="P2" draw:layer="layout" draw:type="curve" draw:line-skew="8.927cm" svg:x1="12.528cm" svg:y1="6.588cm" svg:x2="16.323cm" svg:y2="21.242cm" draw:start-shape="id116" draw:start-glue-point="1" draw:end-shape="id199" draw:end-glue-point="0" svg:d="M12528 6588c15954 0 14056 14654 3795 14654" svg:viewBox="0 0 11742 14655">
          <text:p/>
        </draw:connector>
        <draw:connector draw:style-name="gr11" draw:text-style-name="P2" draw:layer="layout" draw:type="curve" draw:line-skew="1.923cm" svg:x1="11.385cm" svg:y1="24.495cm" svg:x2="14.261cm" svg:y2="20.873cm" draw:start-shape="id200" draw:start-glue-point="1" draw:end-shape="id201" draw:end-glue-point="0" svg:d="M11385 24495c4855 0 3417-3622 2876-3622" svg:viewBox="0 0 3501 3623">
          <text:p/>
        </draw:connector>
        <draw:connector draw:style-name="gr11" draw:text-style-name="P2" draw:layer="layout" draw:type="curve" draw:line-skew="1.134cm" svg:x1="13.786cm" svg:y1="22.583cm" svg:x2="20.91cm" svg:y2="13.954cm" draw:start-shape="id202" draw:start-glue-point="0" draw:end-shape="id104" draw:end-glue-point="1" svg:d="M13786 22583c13155 0 9593-8629 7124-8629" svg:viewBox="0 0 9502 8630">
          <text:p/>
        </draw:connector>
        <draw:connector draw:style-name="gr11" draw:text-style-name="P2" draw:layer="layout" draw:type="curve" draw:line-skew="2.039cm" svg:x1="12.23cm" svg:y1="21.443cm" svg:x2="12.591cm" svg:y2="12.811cm" draw:start-shape="id203" draw:start-glue-point="0" draw:end-shape="id112" draw:end-glue-point="2" svg:d="M12230 21443c0-3420 361 896 361-8632" svg:viewBox="0 0 362 8633">
          <text:p/>
        </draw:connector>
        <draw:connector draw:style-name="gr11" draw:text-style-name="P1" draw:layer="layout" draw:type="curve" draw:line-skew="-0.396cm" svg:x1="14.306cm" svg:y1="14.462cm" svg:x2="9.991cm" svg:y2="21.084cm" draw:start-shape="id106" draw:start-glue-point="3" draw:end-shape="id204" draw:end-glue-point="0" svg:d="M14306 14462c-3673 0-1516 6622-4315 6622" svg:viewBox="0 0 4316 6623">
          <text:p/>
        </draw:connector>
        <draw:custom-shape draw:style-name="gr10" draw:text-style-name="P2" xml:id="id206" draw:id="id206" draw:layer="layout" svg:width="0.889cm" svg:height="0.762cm" svg:x="6.432cm" svg:y="22.844cm">
          <text:p text:style-name="P1"><text:span text:style-name="T1">P8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svg:x1="7.919cm" svg:y1="21.653cm" svg:x2="6.876cm" svg:y2="22.844cm" draw:start-shape="id205" draw:start-glue-point="0" draw:end-shape="id206" draw:end-glue-point="0" svg:d="M7919 21653c0 1011-1043 416-1043 1191" svg:viewBox="0 0 1044 1192">
          <text:p/>
        </draw:connector>
        <draw:custom-shape draw:style-name="gr10" draw:text-style-name="P2" xml:id="id208" draw:id="id208" draw:layer="layout" svg:width="0.889cm" svg:height="0.762cm" svg:x="10.369cm" svg:y="16.875cm">
          <text:p text:style-name="P1"><text:span text:style-name="T1">P5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svg:x1="7.936cm" svg:y1="19.651cm" svg:x2="10.369cm" svg:y2="17.256cm" draw:start-shape="id207" draw:start-glue-point="0" draw:end-shape="id208" draw:end-glue-point="3" svg:d="M7936 19651c1972 0 756-2395 2433-2395" svg:viewBox="0 0 2434 2396">
          <text:p/>
        </draw:connector>
        <draw:custom-shape draw:style-name="gr10" draw:text-style-name="P2" xml:id="id210" draw:id="id210" draw:layer="layout" svg:width="0.889cm" svg:height="0.762cm" svg:x="3.765cm" svg:y="20.05cm">
          <text:p text:style-name="P1"><text:span text:style-name="T1">P2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svg:x1="5.832cm" svg:y1="19.614cm" svg:x2="4.654cm" svg:y2="20.431cm" draw:start-shape="id209" draw:start-glue-point="0" draw:end-shape="id210" draw:end-glue-point="1" svg:d="M5832 19614c0 545-392 817-1178 817" svg:viewBox="0 0 1179 818">
          <text:p/>
        </draw:connector>
        <draw:custom-shape draw:style-name="gr10" draw:text-style-name="P2" xml:id="id212" draw:id="id212" draw:layer="layout" svg:width="0.889cm" svg:height="0.762cm" svg:x="9.099cm" svg:y="16.24cm">
          <text:p text:style-name="P1"><text:span text:style-name="T1">P9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svg:x1="6.694cm" svg:y1="17.522cm" svg:x2="9.099cm" svg:y2="16.621cm" draw:start-shape="id211" draw:start-glue-point="0" draw:end-shape="id212" svg:d="M6694 17522c1885 0 683-901 2405-901" svg:viewBox="0 0 2406 902">
          <text:p/>
        </draw:connector>
        <draw:custom-shape draw:style-name="gr10" draw:text-style-name="P2" xml:id="id214" draw:id="id214" draw:layer="layout" svg:width="0.889cm" svg:height="0.762cm" svg:x="2.749cm" svg:y="16.367cm">
          <text:p text:style-name="P1"><text:span text:style-name="T1">P6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svg:x1="4.971cm" svg:y1="16.731cm" svg:x2="3.638cm" svg:y2="16.748cm" draw:start-shape="id213" draw:start-glue-point="0" draw:end-shape="id214" draw:end-glue-point="1" svg:d="M4971 16731c-1009 0-343 17-1333 17" svg:viewBox="0 0 1334 18">
          <text:p/>
        </draw:connector>
        <draw:connector draw:style-name="gr11" draw:text-style-name="P1" draw:layer="layout" draw:type="curve" draw:line-skew="-1.241cm" svg:x1="6.463cm" svg:y1="15.581cm" svg:x2="10.369cm" svg:y2="15.224cm" draw:start-shape="id215" draw:start-glue-point="0" draw:end-shape="id216" draw:end-glue-point="3" svg:d="M6463 15581c1087 0-865-357 3906-357" svg:viewBox="0 0 3907 358">
          <text:p/>
        </draw:connector>
        <draw:custom-shape draw:style-name="gr10" draw:text-style-name="P2" xml:id="id218" draw:id="id218" draw:layer="layout" svg:width="0.889cm" svg:height="0.762cm" svg:x="2.876cm" svg:y="12.938cm">
          <text:p text:style-name="P1"><text:span text:style-name="T1">P9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svg:x1="5.127cm" svg:y1="14.17cm" svg:x2="3.765cm" svg:y2="13.319cm" draw:start-shape="id217" draw:start-glue-point="0" draw:end-shape="id218" draw:end-glue-point="1" svg:d="M5127 14170c-1104 0-423-851-1362-851" svg:viewBox="0 0 1363 852">
          <text:p/>
        </draw:connector>
        <draw:connector draw:style-name="gr11" draw:text-style-name="P1" draw:layer="layout" draw:type="curve" svg:x1="7.014cm" svg:y1="13.357cm" svg:x2="10.813cm" svg:y2="16.875cm" draw:start-shape="id219" draw:start-glue-point="0" draw:end-shape="id208" draw:end-glue-point="0" svg:d="M7014 13357c0 2821 3799 1063 3799 3518" svg:viewBox="0 0 3800 3519">
          <text:p/>
        </draw:connector>
        <draw:connector draw:style-name="gr11" draw:text-style-name="P1" draw:layer="layout" draw:type="curve" draw:line-skew="-2.845cm" svg:x1="6.612cm" svg:y1="11.432cm" svg:x2="11.639cm" svg:y2="6.588cm" draw:start-shape="id220" draw:start-glue-point="0" draw:end-shape="id116" draw:end-glue-point="3" svg:d="M6612 11432c-345 0-2858-4844 5027-4844" svg:viewBox="0 0 5680 4845">
          <text:p/>
        </draw:connector>
        <draw:connector draw:style-name="gr11" draw:text-style-name="P1" draw:layer="layout" draw:type="curve" draw:line-skew="-2.212cm" svg:x1="8.499cm" svg:y1="11.615cm" svg:x2="14.306cm" svg:y2="14.462cm" draw:start-shape="id221" draw:start-glue-point="0" draw:end-shape="id106" draw:end-glue-point="3" svg:d="M8499 11615c1200 0-1703 2847 5807 2847" svg:viewBox="0 0 5808 2848">
          <text:p/>
        </draw:connector>
        <draw:connector draw:style-name="gr11" draw:text-style-name="P1" draw:layer="layout" draw:type="curve" draw:line-skew="-1.397cm" svg:x1="8.808cm" svg:y1="9.943cm" svg:x2="3.765cm" svg:y2="20.431cm" draw:start-shape="id222" draw:start-glue-point="0" draw:end-shape="id210" draw:end-glue-point="3" svg:d="M8808 9943c-10431 0-7909 10488-5043 10488" svg:viewBox="0 0 7555 10489">
          <text:p/>
        </draw:connector>
        <draw:connector draw:style-name="gr11" draw:text-style-name="P1" draw:layer="layout" draw:type="curve" draw:line-skew="-0.918cm" svg:x1="14.179cm" svg:y1="15.732cm" svg:x2="10.486cm" svg:y2="10.737cm" draw:start-shape="id102" draw:start-glue-point="3" draw:end-shape="id223" draw:end-glue-point="0" svg:d="M14179 15732c-3922 0-2076-4995-3693-4995" svg:viewBox="0 0 3694 4996">
          <text:p/>
        </draw:connector>
        <draw:connector draw:style-name="gr11" draw:text-style-name="P1" draw:layer="layout" draw:type="curve" draw:line-skew="-1.739cm" svg:x1="10.808cm" svg:y1="9.251cm" svg:x2="11.029cm" svg:y2="12.159cm" draw:start-shape="id224" draw:start-glue-point="0" draw:end-shape="id225" draw:end-glue-point="0" svg:d="M10808 9251c0-519 221-1973 221 2908" svg:viewBox="0 0 222 3519">
          <text:p/>
        </draw:connector>
        <draw:custom-shape draw:style-name="gr10" draw:text-style-name="P2" xml:id="id200" draw:id="id200" draw:layer="layout" svg:width="0.889cm" svg:height="0.762cm" svg:x="10.496cm" svg:y="24.114cm">
          <text:p text:style-name="P1"><text:span text:style-name="T1">P4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svg:x1="10.842cm" svg:y1="22.796cm" svg:x2="10.94cm" svg:y2="24.114cm" draw:start-shape="id226" draw:start-glue-point="0" draw:end-shape="id200" draw:end-glue-point="0" svg:d="M10842 22796c0 1032 98 373 98 1318" svg:viewBox="0 0 99 1319">
          <text:p/>
        </draw:connector>
        <draw:connector draw:style-name="gr13" draw:text-style-name="P1" xml:id="id239" draw:id="id239" draw:layer="layout" draw:type="line" svg:x1="14.613cm" svg:y1="11.869cm" svg:x2="14.872cm" svg:y2="11.66cm" draw:start-shape="id227" draw:start-glue-point="11" svg:d="M14613 11869l259-209" svg:viewBox="0 0 260 210">
          <text:p/>
        </draw:connector>
        <draw:connector draw:style-name="gr13" draw:text-style-name="P1" xml:id="id242" draw:id="id242" draw:layer="layout" draw:type="line" svg:x1="15.777cm" svg:y1="13.88cm" svg:x2="15.425cm" svg:y2="14.102cm" draw:start-shape="id228" draw:start-glue-point="7" svg:d="M15777 13880l-352 222" svg:viewBox="0 0 353 223">
          <text:p/>
        </draw:connector>
        <draw:connector draw:style-name="gr13" draw:text-style-name="P1" xml:id="id243" draw:id="id243" draw:layer="layout" draw:type="line" svg:x1="16.719cm" svg:y1="15.859cm" svg:x2="17.181cm" svg:y2="15.894cm" draw:start-shape="id229" draw:start-glue-point="10" svg:d="M16719 15859l462 35" svg:viewBox="0 0 463 36">
          <text:p/>
        </draw:connector>
        <draw:connector draw:style-name="gr13" draw:text-style-name="P1" xml:id="id245" draw:id="id245" draw:layer="layout" draw:type="line" svg:x1="15.777cm" svg:y1="17.711cm" svg:x2="15.401cm" svg:y2="17.433cm" draw:start-shape="id230" draw:start-glue-point="5" svg:d="M15777 17711l-376-278" svg:viewBox="0 0 377 279">
          <text:p/>
        </draw:connector>
        <draw:connector draw:style-name="gr13" draw:text-style-name="P1" xml:id="id248" draw:id="id248" draw:layer="layout" draw:type="line" svg:x1="14.359cm" svg:y1="19.849cm" svg:x2="14.607cm" svg:y2="20.296cm" draw:start-shape="id231" draw:start-glue-point="9" svg:d="M14359 19849l248 447" svg:viewBox="0 0 249 448">
          <text:p/>
        </draw:connector>
        <draw:connector draw:style-name="gr13" draw:text-style-name="P1" xml:id="id250" draw:id="id250" draw:layer="layout" draw:type="line" svg:x1="11.893cm" svg:y1="20.05cm" svg:x2="11.925cm" svg:y2="19.478cm" draw:start-shape="id232" draw:start-glue-point="4" svg:d="M11893 20050l32-572" svg:viewBox="0 0 33 573">
          <text:p/>
        </draw:connector>
        <draw:connector draw:style-name="gr13" draw:text-style-name="P1" xml:id="id251" draw:id="id251" draw:layer="layout" draw:type="line" svg:x1="9.427cm" svg:y1="19.849cm" svg:x2="9.075cm" svg:y2="20.175cm" draw:start-shape="id233" draw:start-glue-point="7" svg:d="M9427 19849l-352 326" svg:viewBox="0 0 353 327">
          <text:p/>
        </draw:connector>
        <draw:connector draw:style-name="gr13" draw:text-style-name="P1" xml:id="id253" draw:id="id253" draw:layer="layout" draw:type="line" svg:x1="8.136cm" svg:y1="17.711cm" svg:x2="8.546cm" svg:y2="17.433cm" draw:start-shape="id234" draw:start-glue-point="11" svg:d="M8136 17711l410-278" svg:viewBox="0 0 411 279">
          <text:p/>
        </draw:connector>
        <draw:connector draw:style-name="gr13" draw:text-style-name="P1" xml:id="id256" draw:id="id256" draw:layer="layout" draw:type="line" svg:x1="7.194cm" svg:y1="15.732cm" svg:x2="6.754cm" svg:y2="15.738cm" draw:start-shape="id235" draw:start-glue-point="6" svg:d="M7194 15732l-440 6" svg:viewBox="0 0 441 7">
          <text:p/>
        </draw:connector>
        <draw:connector draw:style-name="gr13" draw:text-style-name="P1" xml:id="id258" draw:id="id258" draw:layer="layout" draw:type="line" svg:x1="8.263cm" svg:y1="13.626cm" svg:x2="8.642cm" svg:y2="13.921cm" draw:start-shape="id236" draw:start-glue-point="9" svg:d="M8263 13626l379 295" svg:viewBox="0 0 380 296">
          <text:p/>
        </draw:connector>
        <draw:connector draw:style-name="gr13" draw:text-style-name="P1" xml:id="id259" draw:id="id259" draw:layer="layout" draw:type="line" svg:x1="9.427cm" svg:y1="11.742cm" svg:x2="9.231cm" svg:y2="11.468cm" draw:start-shape="id237" draw:start-glue-point="5" svg:d="M9427 11742l-196-274" svg:viewBox="0 0 197 275">
          <text:p/>
        </draw:connector>
        <draw:connector draw:style-name="gr13" draw:text-style-name="P1" xml:id="id261" draw:id="id261" draw:layer="layout" draw:type="line" svg:x1="12.02cm" svg:y1="11.541cm" svg:x2="12.009cm" svg:y2="11.949cm" draw:start-shape="id238" draw:start-glue-point="8" svg:d="M12020 11541l-11 408" svg:viewBox="0 0 12 409">
          <text:p/>
        </draw:connector>
        <draw:connector draw:style-name="gr12" draw:text-style-name="P1" xml:id="id262" draw:id="id262" draw:layer="layout" draw:type="line" svg:x1="12.02cm" svg:y1="11.033cm" svg:x2="12.033cm" svg:y2="10.722cm" draw:start-shape="id238" draw:start-glue-point="4" svg:d="M12020 11033l13-311" svg:viewBox="0 0 14 312">
          <text:p/>
        </draw:connector>
        <draw:connector draw:style-name="gr12" draw:text-style-name="P1" xml:id="id241" draw:id="id241" draw:layer="layout" draw:type="line" svg:x1="14.253cm" svg:y1="12.229cm" svg:x2="13.994cm" svg:y2="12.478cm" draw:start-shape="id227" draw:start-glue-point="7" svg:d="M14253 12229l-259 249" svg:viewBox="0 0 260 250">
          <text:p/>
        </draw:connector>
        <draw:connector draw:style-name="gr12" draw:text-style-name="P1" xml:id="id240" draw:id="id240" draw:layer="layout" draw:type="line" svg:x1="16.137cm" svg:y1="13.52cm" svg:x2="16.375cm" svg:y2="13.332cm" draw:start-shape="id228" draw:start-glue-point="11" svg:d="M16137 13520l238-188" svg:viewBox="0 0 239 189">
          <text:p/>
        </draw:connector>
        <draw:connector draw:style-name="gr12" draw:text-style-name="P1" xml:id="id244" draw:id="id244" draw:layer="layout" draw:type="line" svg:x1="16.211cm" svg:y1="15.859cm" svg:x2="15.834cm" svg:y2="15.834cm" draw:start-shape="id229" draw:start-glue-point="6" svg:d="M16211 15859l-377-25" svg:viewBox="0 0 378 26">
          <text:p/>
        </draw:connector>
        <draw:connector draw:style-name="gr12" draw:text-style-name="P1" xml:id="id246" draw:id="id246" draw:layer="layout" draw:type="line" svg:x1="16.137cm" svg:y1="18.071cm" svg:x2="16.507cm" svg:y2="18.503cm" draw:start-shape="id230" draw:start-glue-point="9" svg:d="M16137 18071l370 432" svg:viewBox="0 0 371 433">
          <text:p/>
        </draw:connector>
        <draw:connector draw:style-name="gr12" draw:text-style-name="P1" xml:id="id247" draw:id="id247" draw:layer="layout" draw:type="line" svg:x1="13.999cm" svg:y1="19.489cm" svg:x2="13.789cm" svg:y2="19.069cm" draw:start-shape="id231" draw:start-glue-point="5" svg:d="M13999 19489l-210-420" svg:viewBox="0 0 211 421">
          <text:p/>
        </draw:connector>
        <draw:connector draw:style-name="gr12" draw:text-style-name="P1" xml:id="id249" draw:id="id249" draw:layer="layout" draw:type="line" svg:x1="11.893cm" svg:y1="20.558cm" svg:x2="11.889cm" svg:y2="21.09cm" draw:start-shape="id232" draw:start-glue-point="8" svg:d="M11893 20558l-4 532" svg:viewBox="0 0 5 533">
          <text:p/>
        </draw:connector>
        <draw:connector draw:style-name="gr12" draw:text-style-name="P1" xml:id="id252" draw:id="id252" draw:layer="layout" draw:type="line" svg:x1="9.787cm" svg:y1="19.489cm" svg:x2="10.157cm" svg:y2="19.274cm" draw:start-shape="id233" draw:start-glue-point="11" svg:d="M9787 19489l370-215" svg:viewBox="0 0 371 216">
          <text:p/>
        </draw:connector>
        <draw:connector draw:style-name="gr12" draw:text-style-name="P1" xml:id="id254" draw:id="id254" draw:layer="layout" draw:type="line" svg:x1="7.776cm" svg:y1="18.071cm" svg:x2="7.475cm" svg:y2="18.263cm" draw:start-shape="id234" draw:start-glue-point="7" svg:d="M7776 18071l-301 192" svg:viewBox="0 0 302 193">
          <text:p/>
        </draw:connector>
        <draw:connector draw:style-name="gr12" draw:text-style-name="P1" xml:id="id255" draw:id="id255" draw:layer="layout" draw:type="line" svg:x1="7.702cm" svg:y1="15.732cm" svg:x2="8.305cm" svg:y2="15.713cm" draw:start-shape="id235" draw:start-glue-point="10" svg:d="M7702 15732l603-19" svg:viewBox="0 0 604 20">
          <text:p/>
        </draw:connector>
        <draw:connector draw:style-name="gr12" draw:text-style-name="P1" xml:id="id257" draw:id="id257" draw:layer="layout" draw:type="line" svg:x1="7.903cm" svg:y1="13.266cm" svg:x2="7.608cm" svg:y2="13.019cm" draw:start-shape="id236" draw:start-glue-point="5" svg:d="M7903 13266l-295-247" svg:viewBox="0 0 296 248">
          <text:p/>
        </draw:connector>
        <draw:connector draw:style-name="gr12" draw:text-style-name="P1" xml:id="id260" draw:id="id260" draw:layer="layout" draw:type="line" svg:x1="9.787cm" svg:y1="12.102cm" svg:x2="10.049cm" svg:y2="12.37cm" draw:start-shape="id237" draw:start-glue-point="9" svg:d="M9787 12102l262 268" svg:viewBox="0 0 263 269">
          <text:p/>
        </draw:connector>
        <draw:connector draw:style-name="gr11" draw:text-style-name="P1" draw:layer="layout" draw:type="line" svg:x1="14.872cm" svg:y1="11.66cm" svg:x2="16.375cm" svg:y2="13.332cm" draw:start-shape="id239" draw:start-glue-point="3" draw:end-shape="id240" draw:end-glue-point="3" svg:d="M14872 11660l1503 1672" svg:viewBox="0 0 1504 1673">
          <text:p/>
        </draw:connector>
        <draw:connector draw:style-name="gr11" draw:text-style-name="P1" xml:id="id263" draw:id="id263" draw:layer="layout" draw:type="line" svg:x1="13.994cm" svg:y1="12.478cm" svg:x2="15.425cm" svg:y2="14.102cm" draw:start-shape="id241" draw:start-glue-point="3" draw:end-shape="id242" draw:end-glue-point="3" svg:d="M13994 12478l1431 1624" svg:viewBox="0 0 1432 1625">
          <text:p/>
        </draw:connector>
        <draw:connector draw:style-name="gr11" draw:text-style-name="P1" xml:id="id265" draw:id="id265" draw:layer="layout" draw:type="line" svg:x1="16.375cm" svg:y1="13.332cm" svg:x2="17.181cm" svg:y2="15.894cm" draw:start-shape="id240" draw:start-glue-point="3" draw:end-shape="id243" draw:end-glue-point="3" svg:d="M16375 13332l806 2562" svg:viewBox="0 0 807 2563">
          <text:p/>
        </draw:connector>
        <draw:connector draw:style-name="gr11" draw:text-style-name="P1" draw:layer="layout" draw:type="line" svg:x1="15.834cm" svg:y1="15.834cm" svg:x2="15.401cm" svg:y2="17.433cm" draw:start-shape="id244" draw:start-glue-point="3" draw:end-shape="id245" draw:end-glue-point="3" svg:d="M15834 15834l-433 1599" svg:viewBox="0 0 434 1600">
          <text:p/>
        </draw:connector>
        <draw:connector draw:style-name="gr11" draw:text-style-name="P1" xml:id="id98" draw:id="id98" draw:layer="layout" draw:type="line" svg:x1="17.181cm" svg:y1="15.894cm" svg:x2="16.507cm" svg:y2="18.503cm" draw:start-shape="id243" draw:start-glue-point="3" draw:end-shape="id246" draw:end-glue-point="3" svg:d="M17181 15894l-674 2609" svg:viewBox="0 0 675 2610">
          <text:p/>
        </draw:connector>
        <draw:connector draw:style-name="gr11" draw:text-style-name="P1" xml:id="id198" draw:id="id198" draw:layer="layout" draw:type="line" svg:x1="15.401cm" svg:y1="17.433cm" svg:x2="13.789cm" svg:y2="19.069cm" draw:start-shape="id245" draw:start-glue-point="3" draw:end-shape="id247" draw:end-glue-point="3" svg:d="M15401 17433l-1612 1636" svg:viewBox="0 0 1613 1637">
          <text:p/>
        </draw:connector>
        <draw:connector draw:style-name="gr11" draw:text-style-name="P1" draw:layer="layout" draw:type="line" svg:x1="14.607cm" svg:y1="20.296cm" svg:x2="11.889cm" svg:y2="21.09cm" draw:start-shape="id248" draw:start-glue-point="3" draw:end-shape="id249" draw:end-glue-point="3" svg:d="M14607 20296l-2718 794" svg:viewBox="0 0 2719 795">
          <text:p/>
        </draw:connector>
        <draw:connector draw:style-name="gr11" draw:text-style-name="P1" draw:layer="layout" draw:type="line" svg:x1="13.789cm" svg:y1="19.069cm" svg:x2="11.925cm" svg:y2="19.478cm" draw:start-shape="id247" draw:start-glue-point="3" draw:end-shape="id250" draw:end-glue-point="3" svg:d="M13789 19069l-1864 409" svg:viewBox="0 0 1865 410">
          <text:p/>
        </draw:connector>
        <draw:connector draw:style-name="gr11" draw:text-style-name="P1" draw:layer="layout" draw:type="line" svg:x1="11.889cm" svg:y1="21.09cm" svg:x2="9.075cm" svg:y2="20.175cm" draw:start-shape="id249" draw:start-glue-point="3" draw:end-shape="id251" draw:end-glue-point="3" svg:d="M11889 21090l-2814-915" svg:viewBox="0 0 2815 916">
          <text:p/>
        </draw:connector>
        <draw:connector draw:style-name="gr11" draw:text-style-name="P1" draw:layer="layout" draw:type="line" svg:x1="10.157cm" svg:y1="19.274cm" svg:x2="8.546cm" svg:y2="17.433cm" draw:start-shape="id252" draw:start-glue-point="3" draw:end-shape="id253" draw:end-glue-point="3" svg:d="M10157 19274l-1611-1841" svg:viewBox="0 0 1612 1842">
          <text:p/>
        </draw:connector>
        <draw:connector draw:style-name="gr11" draw:text-style-name="P1" draw:layer="layout" draw:type="line" svg:x1="9.075cm" svg:y1="20.175cm" svg:x2="7.475cm" svg:y2="18.263cm" draw:start-shape="id251" draw:start-glue-point="3" draw:end-shape="id254" draw:end-glue-point="3" svg:d="M9075 20175l-1600-1912" svg:viewBox="0 0 1601 1913">
          <text:p/>
        </draw:connector>
        <draw:connector draw:style-name="gr11" draw:text-style-name="P1" xml:id="id266" draw:id="id266" draw:layer="layout" draw:type="line" svg:x1="8.546cm" svg:y1="17.433cm" svg:x2="8.305cm" svg:y2="15.713cm" draw:start-shape="id253" draw:start-glue-point="3" draw:end-shape="id255" draw:end-glue-point="3" svg:d="M8546 17433l-241-1720" svg:viewBox="0 0 242 1721">
          <text:p/>
        </draw:connector>
        <draw:connector draw:style-name="gr11" draw:text-style-name="P1" draw:layer="layout" draw:type="line" svg:x1="6.754cm" svg:y1="15.738cm" svg:x2="7.608cm" svg:y2="13.019cm" draw:start-shape="id256" draw:start-glue-point="3" draw:end-shape="id257" draw:end-glue-point="3" svg:d="M6754 15738l854-2719" svg:viewBox="0 0 855 2720">
          <text:p/>
        </draw:connector>
        <draw:connector draw:style-name="gr11" draw:text-style-name="P1" draw:layer="layout" draw:type="line" svg:x1="8.642cm" svg:y1="13.921cm" svg:x2="8.305cm" svg:y2="15.713cm" draw:start-shape="id258" draw:start-glue-point="3" draw:end-shape="id255" draw:end-glue-point="3" svg:d="M8642 13921l-337 1792" svg:viewBox="0 0 338 1793">
          <text:p/>
        </draw:connector>
        <draw:connector draw:style-name="gr11" draw:text-style-name="P1" xml:id="id268" draw:id="id268" draw:layer="layout" draw:type="line" svg:x1="7.608cm" svg:y1="13.019cm" svg:x2="9.231cm" svg:y2="11.468cm" draw:start-shape="id257" draw:start-glue-point="3" draw:end-shape="id259" draw:end-glue-point="3" svg:d="M7608 13019l1623-1551" svg:viewBox="0 0 1624 1552">
          <text:p/>
        </draw:connector>
        <draw:connector draw:style-name="gr11" draw:text-style-name="P1" xml:id="id225" draw:id="id225" draw:layer="layout" draw:type="line" svg:x1="10.049cm" svg:y1="12.37cm" svg:x2="12.009cm" svg:y2="11.949cm" draw:start-shape="id260" draw:start-glue-point="3" draw:end-shape="id261" draw:end-glue-point="3" svg:d="M10049 12370l1960-421" svg:viewBox="0 0 1961 422">
          <text:p/>
        </draw:connector>
        <draw:connector draw:style-name="gr11" draw:text-style-name="P1" draw:layer="layout" draw:type="line" svg:x1="12.033cm" svg:y1="10.722cm" svg:x2="9.231cm" svg:y2="11.468cm" draw:start-shape="id262" draw:start-glue-point="3" draw:end-shape="id259" draw:end-glue-point="3" svg:d="M12033 10722l-2802 746" svg:viewBox="0 0 2803 747">
          <text:p/>
        </draw:connector>
        <draw:custom-shape draw:style-name="gr10" draw:text-style-name="P2" xml:id="id264" draw:id="id264" draw:layer="layout" svg:width="0.635cm" svg:height="0.508cm" svg:x="15.068cm" svg:y="12.938cm">
          <text:p text:style-name="P1"><text:span text:style-name="T1">P1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draw:line-skew="1.402cm" svg:x1="14.709cm" svg:y1="13.29cm" svg:x2="15.068cm" svg:y2="13.192cm" draw:start-shape="id263" draw:start-glue-point="0" draw:end-shape="id264" draw:end-glue-point="3" svg:d="M14709 13290c261 0 82-98 359-98" svg:viewBox="0 0 360 99">
          <text:p/>
        </draw:connector>
        <draw:connector draw:style-name="gr11" draw:text-style-name="P1" draw:layer="layout" draw:type="curve" draw:line-skew="-0.888cm" svg:x1="16.778cm" svg:y1="14.613cm" svg:x2="18.665cm" svg:y2="13.708cm" draw:start-shape="id265" draw:start-glue-point="0" draw:end-shape="id103" draw:end-glue-point="0" svg:d="M16778 14613c307 0-636-905 1887-905" svg:viewBox="0 0 1888 906">
          <text:p/>
        </draw:connector>
        <draw:connector draw:style-name="gr11" draw:text-style-name="P1" draw:layer="layout" draw:type="curve" draw:line-skew="0.815cm" svg:x1="14.595cm" svg:y1="18.251cm" svg:x2="10.813cm" svg:y2="15.605cm" draw:start-shape="id198" draw:start-glue-point="0" draw:end-shape="id216" draw:end-glue-point="2" svg:d="M14595 18251c0-1375-3782-53-3782-2646" svg:viewBox="0 0 3783 2647">
          <text:p/>
        </draw:connector>
        <draw:custom-shape draw:style-name="gr10" draw:text-style-name="P2" xml:id="id267" draw:id="id267" draw:layer="layout" svg:width="0.635cm" svg:height="0.508cm" svg:x="7.067cm" svg:y="16.24cm">
          <text:p text:style-name="P1"><text:span text:style-name="T1">P1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draw:line-skew="-1.054cm" svg:x1="8.425cm" svg:y1="16.573cm" svg:x2="7.702cm" svg:y2="16.494cm" draw:start-shape="id266" draw:start-glue-point="0" draw:end-shape="id267" draw:end-glue-point="1" svg:d="M8425 16573c-630 0-269-79-723-79" svg:viewBox="0 0 724 80">
          <text:p/>
        </draw:connector>
        <draw:connector draw:style-name="gr11" draw:text-style-name="P1" draw:layer="layout" draw:type="curve" draw:line-skew="-0.87cm" svg:x1="9.543cm" svg:y1="16.24cm" svg:x2="8.419cm" svg:y2="12.243cm" draw:start-shape="id212" draw:start-glue-point="0" draw:end-shape="id268" draw:end-glue-point="0" svg:d="M9543 16240c0-3720-1124-1722-1124-3997" svg:viewBox="0 0 1125 3998">
          <text:p/>
        </draw:connector>
        <draw:connector draw:style-name="gr11" draw:text-style-name="P1" draw:layer="layout" draw:type="curve" draw:line-skew="-1.635cm" svg:x1="13.163cm" svg:y1="13.7cm" svg:x2="11.029cm" svg:y2="12.159cm" draw:start-shape="id110" draw:start-glue-point="3" draw:end-shape="id225" draw:end-glue-point="0" svg:d="M13163 13700c-3318 0-2251-1541-2134-1541" svg:viewBox="0 0 2390 1542">
          <text:p/>
        </draw:connector>
        <draw:connector draw:style-name="gr11" draw:text-style-name="P1" draw:layer="layout" draw:type="curve" draw:line-skew="0.142cm" svg:x1="7.919cm" svg:y1="21.653cm" svg:x2="9.075cm" svg:y2="20.175cm" draw:start-shape="id205" draw:start-glue-point="0" draw:end-shape="id251" draw:end-glue-point="3" svg:d="M7919 21653c0-1012 1156-274 1156-1478" svg:viewBox="0 0 1157 1479">
          <text:p/>
        </draw:connector>
        <draw:line draw:style-name="gr14" draw:text-style-name="P1" draw:layer="layout" svg:x1="1.487cm" svg:y1="5.391cm" svg:x2="3.011cm" svg:y2="5.391cm">
          <text:p/>
        </draw:line>
        <draw:line draw:style-name="gr15" draw:text-style-name="P1" draw:layer="layout" svg:x1="1.487cm" svg:y1="6.191cm" svg:x2="3.011cm" svg:y2="6.191cm">
          <text:p/>
        </draw:line>
        <draw:frame draw:style-name="gr16" draw:layer="layout" svg:width="0.762cm" svg:height="0.962cm" svg:x="3.284cm" svg:y="4.937cm">
          <draw:text-box>
            <text:p>+</text:p>
          </draw:text-box>
        </draw:frame>
        <draw:frame draw:style-name="gr16" draw:layer="layout" svg:width="0.762cm" svg:height="0.962cm" svg:x="3.384cm" svg:y="5.699cm">
          <draw:text-box>
            <text:p>-</text:p>
          </draw:text-box>
        </draw:frame>
        <draw:frame draw:style-name="gr17" draw:layer="layout" svg:width="19.431cm" svg:height="3.095cm" svg:x="3.413cm" svg:y="1.762cm">
          <draw:text-box>
            <text:p text:style-name="P1"><text:span text:style-name="T2">! WARNING !</text:span></text:p>
            <text:p text:style-name="P1"/>
            <text:p text:style-name="P1">Minutes LEDs are actually shifted one to the right.</text:p>
            <text:p text:style-name="P1">So, in your clock LEDs 60 and h12 should line up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01:03:49.056684656</meta:creation-date>
    <dc:date>2016-02-21T16:13:49.685832144</dc:date>
    <meta:editing-duration>PT2H7M51S</meta:editing-duration>
    <meta:editing-cycles>76</meta:editing-cycles>
    <meta:generator>LibreOffice/4.2.8.2$Linux_X86_64 LibreOffice_project/420m0$Build-2</meta:generator>
    <meta:document-statistic meta:object-count="385"/>
  </office:meta>
</office:document-meta>
</file>